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51b2" officeooo:paragraph-rsid="000651b2"/>
    </style:style>
    <style:style style:name="P2" style:family="paragraph" style:parent-style-name="Standard">
      <style:text-properties officeooo:rsid="0006e114" officeooo:paragraph-rsid="0006e114"/>
    </style:style>
    <style:style style:name="P3" style:family="paragraph" style:parent-style-name="Standard">
      <style:text-properties officeooo:rsid="0006e114" officeooo:paragraph-rsid="000806b5"/>
    </style:style>
    <style:style style:name="P4" style:family="paragraph" style:parent-style-name="Standard">
      <style:text-properties officeooo:rsid="0006e114" officeooo:paragraph-rsid="00090b5b"/>
    </style:style>
    <style:style style:name="P5" style:family="paragraph" style:parent-style-name="Standard">
      <style:text-properties officeooo:rsid="0006e114" officeooo:paragraph-rsid="0009c98c"/>
    </style:style>
    <style:style style:name="P6" style:family="paragraph" style:parent-style-name="Standard">
      <style:text-properties officeooo:rsid="0006e114" officeooo:paragraph-rsid="001521bb"/>
    </style:style>
    <style:style style:name="P7" style:family="paragraph" style:parent-style-name="Standard">
      <style:text-properties officeooo:rsid="000806b5" officeooo:paragraph-rsid="0006e114"/>
    </style:style>
    <style:style style:name="P8" style:family="paragraph" style:parent-style-name="Standard">
      <style:text-properties officeooo:rsid="000806b5" officeooo:paragraph-rsid="000806b5"/>
    </style:style>
    <style:style style:name="P9" style:family="paragraph" style:parent-style-name="Standard">
      <style:text-properties officeooo:rsid="00090b5b" officeooo:paragraph-rsid="00090b5b"/>
    </style:style>
    <style:style style:name="P10" style:family="paragraph" style:parent-style-name="Standard">
      <style:text-properties officeooo:rsid="0009c98c" officeooo:paragraph-rsid="0009c98c"/>
    </style:style>
    <style:style style:name="P11" style:family="paragraph" style:parent-style-name="Standard">
      <style:text-properties officeooo:rsid="000a0384" officeooo:paragraph-rsid="0009c98c"/>
    </style:style>
    <style:style style:name="P12" style:family="paragraph" style:parent-style-name="Standard">
      <style:text-properties officeooo:rsid="000a0384" officeooo:paragraph-rsid="000a0384"/>
    </style:style>
    <style:style style:name="P13" style:family="paragraph" style:parent-style-name="Standard">
      <style:text-properties officeooo:rsid="000a60f4" officeooo:paragraph-rsid="000a60f4"/>
    </style:style>
    <style:style style:name="P14" style:family="paragraph" style:parent-style-name="Standard">
      <style:text-properties officeooo:rsid="000a60f4" officeooo:paragraph-rsid="000ca480"/>
    </style:style>
    <style:style style:name="P15" style:family="paragraph" style:parent-style-name="Standard">
      <style:text-properties officeooo:rsid="000a60f4" officeooo:paragraph-rsid="000fa9b4"/>
    </style:style>
    <style:style style:name="P16" style:family="paragraph" style:parent-style-name="Standard">
      <style:text-properties officeooo:rsid="000a60f4" officeooo:paragraph-rsid="00109c8d"/>
    </style:style>
    <style:style style:name="P17" style:family="paragraph" style:parent-style-name="Standard">
      <style:text-properties officeooo:rsid="000a60f4" officeooo:paragraph-rsid="00132c84"/>
    </style:style>
    <style:style style:name="P18" style:family="paragraph" style:parent-style-name="Standard">
      <style:text-properties officeooo:rsid="000a60f4" officeooo:paragraph-rsid="001521bb"/>
    </style:style>
    <style:style style:name="P19" style:family="paragraph" style:parent-style-name="Standard">
      <style:text-properties officeooo:rsid="000a60f4" officeooo:paragraph-rsid="0016c409"/>
    </style:style>
    <style:style style:name="P20" style:family="paragraph" style:parent-style-name="Standard">
      <style:text-properties officeooo:rsid="000a60f4" officeooo:paragraph-rsid="001c627e"/>
    </style:style>
    <style:style style:name="P21" style:family="paragraph" style:parent-style-name="Standard">
      <style:text-properties officeooo:rsid="000a60f4" officeooo:paragraph-rsid="0020483d"/>
    </style:style>
    <style:style style:name="P22" style:family="paragraph" style:parent-style-name="Standard">
      <style:text-properties officeooo:rsid="000a60f4" officeooo:paragraph-rsid="0021a884"/>
    </style:style>
    <style:style style:name="P23" style:family="paragraph" style:parent-style-name="Standard">
      <style:text-properties officeooo:rsid="000ca480" officeooo:paragraph-rsid="000ca480"/>
    </style:style>
    <style:style style:name="P24" style:family="paragraph" style:parent-style-name="Standard">
      <style:text-properties officeooo:rsid="000fa9b4" officeooo:paragraph-rsid="000fa9b4"/>
    </style:style>
    <style:style style:name="P25" style:family="paragraph" style:parent-style-name="Standard">
      <style:text-properties officeooo:rsid="00109c8d" officeooo:paragraph-rsid="00109c8d"/>
    </style:style>
    <style:style style:name="P26" style:family="paragraph" style:parent-style-name="Standard">
      <style:text-properties officeooo:rsid="00132c84" officeooo:paragraph-rsid="00132c84"/>
    </style:style>
    <style:style style:name="P27" style:family="paragraph" style:parent-style-name="Standard">
      <style:text-properties officeooo:rsid="00132c84" officeooo:paragraph-rsid="001521bb"/>
    </style:style>
    <style:style style:name="P28" style:family="paragraph" style:parent-style-name="Standard">
      <style:text-properties officeooo:rsid="001521bb" officeooo:paragraph-rsid="001521bb"/>
    </style:style>
    <style:style style:name="P29" style:family="paragraph" style:parent-style-name="Standard">
      <style:text-properties officeooo:paragraph-rsid="001521bb"/>
    </style:style>
    <style:style style:name="P30" style:family="paragraph" style:parent-style-name="Standard">
      <style:text-properties officeooo:rsid="0016c409" officeooo:paragraph-rsid="0016c409"/>
    </style:style>
    <style:style style:name="P31" style:family="paragraph" style:parent-style-name="Standard">
      <style:text-properties officeooo:rsid="0016c409" officeooo:paragraph-rsid="0020483d"/>
    </style:style>
    <style:style style:name="P32" style:family="paragraph" style:parent-style-name="Standard">
      <style:text-properties officeooo:rsid="0016c409" officeooo:paragraph-rsid="0021a884"/>
    </style:style>
    <style:style style:name="P33" style:family="paragraph" style:parent-style-name="Standard">
      <style:text-properties officeooo:rsid="0016c409" officeooo:paragraph-rsid="0024dec8"/>
    </style:style>
    <style:style style:name="P34" style:family="paragraph" style:parent-style-name="Standard">
      <style:text-properties officeooo:rsid="0016c409" officeooo:paragraph-rsid="0026aa2d"/>
    </style:style>
    <style:style style:name="P35" style:family="paragraph" style:parent-style-name="Standard">
      <style:text-properties officeooo:paragraph-rsid="0016c409"/>
    </style:style>
    <style:style style:name="P36" style:family="paragraph" style:parent-style-name="Standard">
      <style:text-properties officeooo:rsid="0016ed66" officeooo:paragraph-rsid="0016ed66"/>
    </style:style>
    <style:style style:name="P37" style:family="paragraph" style:parent-style-name="Standard">
      <style:text-properties officeooo:rsid="001712e7" officeooo:paragraph-rsid="001712e7"/>
    </style:style>
    <style:style style:name="P38" style:family="paragraph" style:parent-style-name="Standard">
      <style:text-properties officeooo:rsid="001982b2" officeooo:paragraph-rsid="001982b2"/>
    </style:style>
    <style:style style:name="P39" style:family="paragraph" style:parent-style-name="Standard">
      <style:text-properties officeooo:rsid="001a4be0" officeooo:paragraph-rsid="001a4be0"/>
    </style:style>
    <style:style style:name="P40" style:family="paragraph" style:parent-style-name="Standard">
      <style:text-properties officeooo:rsid="001a7792" officeooo:paragraph-rsid="001a7792"/>
    </style:style>
    <style:style style:name="P41" style:family="paragraph" style:parent-style-name="Standard">
      <style:text-properties officeooo:paragraph-rsid="001c627e"/>
    </style:style>
    <style:style style:name="P42" style:family="paragraph" style:parent-style-name="Standard">
      <style:text-properties officeooo:rsid="001c627e" officeooo:paragraph-rsid="001c627e"/>
    </style:style>
    <style:style style:name="P43" style:family="paragraph" style:parent-style-name="Standard">
      <style:text-properties officeooo:rsid="001e8f74" officeooo:paragraph-rsid="001e8f74"/>
    </style:style>
    <style:style style:name="P44" style:family="paragraph" style:parent-style-name="Standard">
      <style:text-properties officeooo:rsid="001ebeb2" officeooo:paragraph-rsid="001ebeb2"/>
    </style:style>
    <style:style style:name="P45" style:family="paragraph" style:parent-style-name="Standard">
      <style:text-properties officeooo:rsid="0020483d" officeooo:paragraph-rsid="0020483d"/>
    </style:style>
    <style:style style:name="P46" style:family="paragraph" style:parent-style-name="Standard">
      <style:text-properties officeooo:rsid="0020483d" officeooo:paragraph-rsid="0021a884"/>
    </style:style>
    <style:style style:name="P47" style:family="paragraph" style:parent-style-name="Standard">
      <style:text-properties officeooo:rsid="0021a884" officeooo:paragraph-rsid="0021a884"/>
    </style:style>
    <style:style style:name="P48" style:family="paragraph" style:parent-style-name="Standard">
      <style:text-properties officeooo:rsid="0024dec8" officeooo:paragraph-rsid="0024dec8"/>
    </style:style>
    <style:style style:name="P49" style:family="paragraph" style:parent-style-name="Standard">
      <style:text-properties officeooo:rsid="0026aa2d" officeooo:paragraph-rsid="0026aa2d"/>
    </style:style>
    <style:style style:name="P50" style:family="paragraph" style:parent-style-name="Standard">
      <style:text-properties officeooo:rsid="0026aa2d" officeooo:paragraph-rsid="002a11bc"/>
    </style:style>
    <style:style style:name="P51" style:family="paragraph" style:parent-style-name="Standard">
      <style:text-properties officeooo:rsid="0026aa2d" officeooo:paragraph-rsid="002a3fe6"/>
    </style:style>
    <style:style style:name="P52" style:family="paragraph" style:parent-style-name="Standard">
      <style:text-properties officeooo:rsid="0026aa2d" officeooo:paragraph-rsid="002bdf8d"/>
    </style:style>
    <style:style style:name="P53" style:family="paragraph" style:parent-style-name="Standard">
      <style:text-properties officeooo:rsid="0026aa2d" officeooo:paragraph-rsid="002cac41"/>
    </style:style>
    <style:style style:name="P54" style:family="paragraph" style:parent-style-name="Standard">
      <style:text-properties officeooo:rsid="0026aa2d" officeooo:paragraph-rsid="002f8a6d"/>
    </style:style>
    <style:style style:name="P55" style:family="paragraph" style:parent-style-name="Standard">
      <style:text-properties officeooo:rsid="0026aa2d" officeooo:paragraph-rsid="00300be4"/>
    </style:style>
    <style:style style:name="P56" style:family="paragraph" style:parent-style-name="Standard">
      <style:text-properties officeooo:rsid="00283498" officeooo:paragraph-rsid="00283498"/>
    </style:style>
    <style:style style:name="P57" style:family="paragraph" style:parent-style-name="Standard">
      <style:text-properties officeooo:rsid="00299b09" officeooo:paragraph-rsid="00299b09"/>
    </style:style>
    <style:style style:name="P58" style:family="paragraph" style:parent-style-name="Standard">
      <style:text-properties officeooo:rsid="002a11bc" officeooo:paragraph-rsid="002a11bc"/>
    </style:style>
    <style:style style:name="P59" style:family="paragraph" style:parent-style-name="Standard">
      <style:text-properties officeooo:rsid="002a3fe6" officeooo:paragraph-rsid="002a3fe6"/>
    </style:style>
    <style:style style:name="P60" style:family="paragraph" style:parent-style-name="Standard">
      <style:text-properties officeooo:rsid="002a3fe6" officeooo:paragraph-rsid="002bdf8d"/>
    </style:style>
    <style:style style:name="P61" style:family="paragraph" style:parent-style-name="Standard">
      <style:text-properties officeooo:rsid="002cac41" officeooo:paragraph-rsid="002cac41"/>
    </style:style>
    <style:style style:name="P62" style:family="paragraph" style:parent-style-name="Standard">
      <style:text-properties officeooo:rsid="002e1618" officeooo:paragraph-rsid="002e1618"/>
    </style:style>
    <style:style style:name="P63" style:family="paragraph" style:parent-style-name="Standard">
      <style:text-properties officeooo:rsid="002e1618" officeooo:paragraph-rsid="002f2f10"/>
    </style:style>
    <style:style style:name="P64" style:family="paragraph" style:parent-style-name="Standard">
      <style:text-properties officeooo:rsid="002f2f10" officeooo:paragraph-rsid="002f2f10"/>
    </style:style>
    <style:style style:name="P65" style:family="paragraph" style:parent-style-name="Standard">
      <style:text-properties officeooo:rsid="002f2f10" officeooo:paragraph-rsid="002f8a6d"/>
    </style:style>
    <style:style style:name="P66" style:family="paragraph" style:parent-style-name="Standard">
      <style:text-properties officeooo:rsid="002f8a6d" officeooo:paragraph-rsid="002f8a6d"/>
    </style:style>
    <style:style style:name="P67" style:family="paragraph" style:parent-style-name="Standard">
      <style:text-properties officeooo:rsid="002f8a6d" officeooo:paragraph-rsid="00300be4"/>
    </style:style>
    <style:style style:name="P68" style:family="paragraph" style:parent-style-name="Standard">
      <style:text-properties officeooo:rsid="00300be4" officeooo:paragraph-rsid="00300be4"/>
    </style:style>
    <style:style style:name="P69" style:family="paragraph" style:parent-style-name="Standard">
      <style:text-properties officeooo:rsid="00313e2b" officeooo:paragraph-rsid="00313e2b"/>
    </style:style>
    <style:style style:name="P70" style:family="paragraph" style:parent-style-name="Standard">
      <style:text-properties officeooo:rsid="0032dac1" officeooo:paragraph-rsid="0032dac1"/>
    </style:style>
    <style:style style:name="P71" style:family="paragraph" style:parent-style-name="Standard">
      <style:text-properties officeooo:rsid="003458b7" officeooo:paragraph-rsid="003458b7"/>
    </style:style>
    <style:style style:name="P72" style:family="paragraph" style:parent-style-name="Standard">
      <style:text-properties officeooo:rsid="0034d637" officeooo:paragraph-rsid="0034d637"/>
    </style:style>
    <style:style style:name="P73" style:family="paragraph" style:parent-style-name="Standard">
      <style:text-properties officeooo:rsid="00350524" officeooo:paragraph-rsid="00350524"/>
    </style:style>
    <style:style style:name="P74" style:family="paragraph" style:parent-style-name="Standard">
      <style:text-properties officeooo:rsid="00368ebe" officeooo:paragraph-rsid="00368ebe"/>
    </style:style>
    <style:style style:name="P75" style:family="paragraph" style:parent-style-name="Standard">
      <style:text-properties officeooo:rsid="00371ac2" officeooo:paragraph-rsid="00371ac2"/>
    </style:style>
    <style:style style:name="P76" style:family="paragraph">
      <style:paragraph-properties fo:text-align="center"/>
    </style:style>
    <style:style style:name="P77" style:family="paragraph">
      <loext:graphic-properties draw:fill="none" draw:fill-color="#ffffff"/>
    </style:style>
    <style:style style:name="P78" style:family="paragraph">
      <style:text-properties style:font-name="F" fo:font-size="12pt"/>
    </style:style>
    <style:style style:name="P7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80" style:family="paragraph">
      <style:paragraph-properties fo:text-align="start"/>
    </style:style>
    <style:style style:name="P81" style:family="paragraph">
      <style:paragraph-properties fo:text-align="center"/>
      <style:text-properties fo:font-size="12pt"/>
    </style:style>
    <style:style style:name="P82" style:family="paragraph">
      <loext:graphic-properties draw:fill="none" draw:fill-color="#ffffff"/>
      <style:text-properties style:font-name="F" fo:font-size="12pt"/>
    </style:style>
    <style:style style:name="T1" style:family="text">
      <style:text-properties officeooo:rsid="0006e114"/>
    </style:style>
    <style:style style:name="T2" style:family="text">
      <style:text-properties officeooo:rsid="000806b5"/>
    </style:style>
    <style:style style:name="T3" style:family="text">
      <style:text-properties officeooo:rsid="00090b5b"/>
    </style:style>
    <style:style style:name="T4" style:family="text">
      <style:text-properties officeooo:rsid="0009c98c"/>
    </style:style>
    <style:style style:name="T5" style:family="text">
      <style:text-properties officeooo:rsid="000a60f4"/>
    </style:style>
    <style:style style:name="T6" style:family="text">
      <style:text-properties officeooo:rsid="000ca480"/>
    </style:style>
    <style:style style:name="T7" style:family="text">
      <style:text-properties officeooo:rsid="000fa9b4"/>
    </style:style>
    <style:style style:name="T8" style:family="text">
      <style:text-properties officeooo:rsid="00109c8d"/>
    </style:style>
    <style:style style:name="T9" style:family="text">
      <style:text-properties officeooo:rsid="001521bb"/>
    </style:style>
    <style:style style:name="T10" style:family="text">
      <style:text-properties style:font-name="Liberation Serif" fo:font-size="12pt" fo:font-style="normal" fo:font-weight="normal" style:font-size-asian="12pt" style:font-style-asian="normal" style:font-weight-asian="normal"/>
    </style:style>
    <style:style style:name="T11" style:family="text">
      <style:text-properties officeooo:rsid="0016c409"/>
    </style:style>
    <style:style style:name="T12" style:family="text">
      <style:text-properties officeooo:rsid="001712e7"/>
    </style:style>
    <style:style style:name="T13" style:family="text">
      <style:text-properties officeooo:rsid="001a7792"/>
    </style:style>
    <style:style style:name="T14" style:family="text">
      <style:text-properties officeooo:rsid="001c627e"/>
    </style:style>
    <style:style style:name="T15" style:family="text">
      <style:text-properties officeooo:rsid="0020cf17"/>
    </style:style>
    <style:style style:name="T16" style:family="text">
      <style:text-properties officeooo:rsid="0021a884"/>
    </style:style>
    <style:style style:name="T17" style:family="text">
      <style:text-properties officeooo:rsid="00225c0a"/>
    </style:style>
    <style:style style:name="T18" style:family="text">
      <style:text-properties officeooo:rsid="00239eff"/>
    </style:style>
    <style:style style:name="T19" style:family="text">
      <style:text-properties officeooo:rsid="0024f2c1"/>
    </style:style>
    <style:style style:name="T20" style:family="text">
      <style:text-properties officeooo:rsid="0026aa2d"/>
    </style:style>
    <style:style style:name="T21" style:family="text">
      <style:text-properties officeooo:rsid="002a3fe6"/>
    </style:style>
    <style:style style:name="T22" style:family="text">
      <style:text-properties officeooo:rsid="002bdf8d"/>
    </style:style>
    <style:style style:name="T23" style:family="text">
      <style:text-properties officeooo:rsid="002cac41"/>
    </style:style>
    <style:style style:name="T24" style:family="text">
      <style:text-properties officeooo:rsid="002f2f10"/>
    </style:style>
    <style:style style:name="T25" style:family="text">
      <style:text-properties officeooo:rsid="002f8a6d"/>
    </style:style>
    <style:style style:name="T26" style:family="text">
      <style:text-properties officeooo:rsid="00300be4"/>
    </style:style>
    <style:style style:name="T27" style:family="text">
      <style:text-properties officeooo:rsid="003458b7"/>
    </style:style>
    <style:style style:name="T28" style:family="text">
      <style:text-properties officeooo:rsid="0034ef70"/>
    </style:style>
    <style:style style:name="T29"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fo:color="#ce181e" style:text-outline="false" fo:text-shadow="1pt 1pt"/>
    </style:style>
    <style:style style:name="T31" style:family="text">
      <style:text-properties fo:color="#ce181e" fo:text-shadow="1pt 1pt"/>
    </style:style>
    <style:style style:name="T32" style:family="text">
      <style:text-properties fo:font-size="12pt"/>
    </style:style>
    <style:style style:name="T33" style:family="text">
      <style:text-properties style:font-name="F" fo:font-size="12pt"/>
    </style:style>
    <style:style style:name="T34" style:family="text">
      <style:text-properties fo:color="#00a65d" style:font-name="F" fo:font-size="12pt"/>
    </style:style>
    <style:style style:name="gr1" style:family="graphic">
      <style:graphic-properties draw:textarea-horizontal-align="justify" draw:textarea-vertical-align="middle" draw:auto-grow-height="false" fo:min-height="1.593cm" fo:min-width="1.593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002cm" style:run-through="foreground" style:wrap="run-through" style:number-wrapped-paragraphs="no-limit" style:vertical-pos="from-top" style:vertical-rel="paragraph" style:horizontal-pos="from-left" style:horizontal-rel="paragraph"/>
    </style:style>
    <style:style style:name="gr3"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2.267cm" fo:min-width="2.267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top" draw:auto-grow-height="false" fo:min-height="1.626cm" fo:min-width="5.383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1.032cm" fo:min-width="2.789cm"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845cm" fo:min-width="2.096cm"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fo:min-height="0.974cm" fo:min-width="2.096cm" style:run-through="foreground" style:wrap="run-through" style:number-wrapped-paragraphs="no-limit" style:vertical-pos="from-top" style:vertical-rel="paragraph" style:horizontal-pos="from-left" style:horizontal-rel="paragraph"/>
    </style:style>
    <style:style style:name="gr10" style:family="graphic">
      <style:graphic-properties draw:textarea-horizontal-align="justify" draw:textarea-vertical-align="middle" draw:auto-grow-height="false" fo:min-height="0.714cm" fo:min-width="2.699cm" style:run-through="foreground" style:wrap="run-through" style:number-wrapped-paragraphs="no-limit" style:vertical-pos="from-top" style:vertical-rel="paragraph" style:horizontal-pos="from-left" style:horizontal-rel="paragraph"/>
    </style:style>
    <style:style style:name="gr11" style:family="graphic">
      <style:graphic-properties draw:textarea-horizontal-align="justify" draw:textarea-vertical-align="middle" draw:auto-grow-height="false" fo:min-height="1.005cm" fo:min-width="2.461cm" style:run-through="foreground" style:wrap="run-through" style:number-wrapped-paragraphs="no-limit" style:vertical-pos="from-top" style:vertical-rel="paragraph" style:horizontal-pos="from-left" style:horizontal-rel="paragraph"/>
    </style:style>
    <style:style style:name="gr12" style:family="graphic">
      <style:graphic-properties draw:textarea-horizontal-align="justify" draw:textarea-vertical-align="middle" draw:auto-grow-height="false" fo:min-height="0.979cm" fo:min-width="2.302cm" style:run-through="foreground" style:wrap="run-through" style:number-wrapped-paragraphs="no-limit" style:vertical-pos="from-top" style:vertical-rel="paragraph" style:horizontal-pos="from-left" style:horizontal-rel="paragraph"/>
    </style:style>
    <style:style style:name="gr13" style:family="graphic">
      <style:graphic-properties draw:fill="none" draw:fill-color="#ffffff" fo:min-height="2.566cm" style:run-through="foreground" style:wrap="run-through" style:number-wrapped-paragraphs="no-limit" style:vertical-pos="from-top" style:vertical-rel="paragraph" style:horizontal-pos="from-left" style:horizontal-rel="paragraph"/>
    </style:style>
    <style:style style:name="gr14" style:family="graphic">
      <style:graphic-properties draw:fill="none" draw:fill-color="#ffffff" fo:min-height="1.96cm" style:run-through="foreground" style:wrap="run-through" style:number-wrapped-paragraphs="no-limit" style:vertical-pos="from-top" style:vertical-rel="paragraph" style:horizontal-pos="from-left" style:horizontal-rel="paragraph"/>
    </style:style>
    <style:style style:name="gr15"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6" style:family="graphic">
      <style:graphic-properties draw:fill="none" draw:fill-color="#ffffff" fo:min-height="2.646cm" style:run-through="foreground" style:wrap="run-through" style:number-wrapped-paragraphs="no-limit" style:vertical-pos="from-top" style:vertical-rel="paragraph" style:horizontal-pos="from-left" style:horizontal-rel="paragraph"/>
    </style:style>
    <style:style style:name="gr17" style:family="graphic">
      <style:graphic-properties draw:fill="none" draw:fill-color="#ffffff" fo:min-height="1.588cm" style:run-through="foreground" style:wrap="run-through" style:number-wrapped-paragraphs="no-limit" style:vertical-pos="from-top" style:vertical-rel="paragraph" style:horizontal-pos="from-left" style:horizontal-rel="paragraph"/>
    </style:style>
    <style:style style:name="gr18" style:family="graphic">
      <style:graphic-properties draw:textarea-horizontal-align="justify" draw:textarea-vertical-align="middle" draw:auto-grow-height="false" fo:min-height="0.919cm" fo:min-width="1.947cm" style:run-through="foreground" style:wrap="run-through" style:number-wrapped-paragraphs="no-limit" style:vertical-pos="from-top" style:vertical-rel="paragraph" style:horizontal-pos="from-left" style:horizontal-rel="paragraph"/>
    </style:style>
    <style:style style:name="gr19" style:family="graphic">
      <style:graphic-properties draw:textarea-horizontal-align="justify" draw:textarea-vertical-align="middle" draw:auto-grow-height="false" fo:min-height="0.002cm" fo:min-width="0.058cm" style:run-through="foreground" style:wrap="run-through" style:number-wrapped-paragraphs="no-limit" style:vertical-pos="from-top" style:vertical-rel="paragraph" style:horizontal-pos="from-left" style:horizontal-rel="paragraph"/>
    </style:style>
    <style:style style:name="gr20" style:family="graphic">
      <style:graphic-properties draw:fill="none" draw:fill-color="#ffffff" fo:min-height="1.244cm" style:run-through="foreground" style:wrap="run-through" style:number-wrapped-paragraphs="no-limit" style:vertical-pos="from-top" style:vertical-rel="paragraph" style:horizontal-pos="from-left" style:horizontal-rel="paragraph"/>
    </style:style>
    <style:style style:name="gr21" style:family="graphic">
      <style:graphic-properties draw:textarea-horizontal-align="justify" draw:textarea-vertical-align="middle" draw:auto-grow-height="false" fo:min-height="1.695cm" fo:min-width="2.489cm" style:run-through="foreground" style:wrap="run-through" style:number-wrapped-paragraphs="no-limit" style:vertical-pos="from-top" style:vertical-rel="paragraph" style:horizontal-pos="from-left" style:horizontal-rel="paragraph"/>
    </style:style>
    <style:style style:name="gr22" style:family="graphic">
      <style:graphic-properties draw:textarea-horizontal-align="justify" draw:textarea-vertical-align="middle" draw:auto-grow-height="false" fo:min-height="0.919cm" fo:min-width="3.424cm" style:run-through="foreground" style:wrap="run-through" style:number-wrapped-paragraphs="no-limit" style:vertical-pos="from-top" style:vertical-rel="paragraph" style:horizontal-pos="from-left" style:horizontal-rel="paragraph"/>
    </style:style>
    <style:style style:name="gr23" style:family="graphic">
      <style:graphic-properties draw:textarea-horizontal-align="justify" draw:textarea-vertical-align="middle" draw:auto-grow-height="false" fo:min-height="0.674cm" fo:min-width="3.089cm" style:run-through="foreground" style:wrap="run-through" style:number-wrapped-paragraphs="no-limit" style:vertical-pos="from-top" style:vertical-rel="paragraph" style:horizontal-pos="from-left" style:horizontal-rel="paragraph"/>
    </style:style>
    <style:style style:name="gr24" style:family="graphic">
      <style:graphic-properties draw:fill="none" draw:fill-color="#ffffff" fo:min-height="2.381cm" style:run-through="foreground" style:wrap="run-through" style:number-wrapped-paragraphs="no-limit" style:vertical-pos="from-top" style:vertical-rel="paragraph" style:horizontal-pos="from-left" style:horizontal-rel="paragraph"/>
    </style:style>
    <style:style style:name="gr25" style:family="graphic">
      <style:graphic-properties draw:fill="none" draw:fill-color="#ffffff" fo:min-height="2.117cm" style:run-through="foreground" style:wrap="run-through" style:number-wrapped-paragraphs="no-limit" style:vertical-pos="from-top" style:vertical-rel="paragraph" style:horizontal-pos="from-left" style:horizontal-rel="paragraph"/>
    </style:style>
    <style:style style:name="gr26" style:family="graphic">
      <style:graphic-properties draw:textarea-horizontal-align="justify" draw:textarea-vertical-align="middle" draw:auto-grow-height="false" fo:min-height="0.654cm" fo:min-width="2.184cm" style:run-through="foreground" style:wrap="run-through" style:number-wrapped-paragraphs="no-limit" style:vertical-pos="from-top" style:vertical-rel="paragraph" style:horizontal-pos="from-left" style:horizontal-rel="paragraph"/>
    </style:style>
    <style:style style:name="gr27" style:family="graphic">
      <style:graphic-properties draw:fill="none" draw:fill-color="#ffffff" fo:min-height="2.113cm" style:run-through="foreground" style:wrap="run-through" style:number-wrapped-paragraphs="no-limit" style:vertical-pos="from-top" style:vertical-rel="paragraph" style:horizontal-pos="from-left" style:horizontal-rel="paragraph"/>
    </style:style>
    <style:style style:name="gr28" style:family="graphic">
      <style:graphic-properties draw:textarea-horizontal-align="justify" draw:textarea-vertical-align="middle" draw:auto-grow-height="false" fo:min-height="0.903cm" fo:min-width="2.048cm" style:run-through="foreground" style:wrap="run-through" style:number-wrapped-paragraphs="no-limit" style:vertical-pos="from-top" style:vertical-rel="paragraph" style:horizontal-pos="from-left" style:horizontal-rel="paragraph"/>
    </style:style>
    <style:style style:name="gr29" style:family="graphic">
      <style:graphic-properties draw:fill="none" draw:fill-color="#ffffff" fo:min-height="0.466cm" style:run-through="foreground" style:wrap="run-through" style:number-wrapped-paragraphs="no-limit" style:vertical-pos="from-top" style:vertical-rel="paragraph" style:horizontal-pos="from-left" style:horizontal-rel="paragraph"/>
    </style:style>
    <style:style style:name="gr30" style:family="graphic">
      <style:graphic-properties draw:fill="none" draw:fill-color="#ffffff" fo:min-height="0.653cm" style:run-through="foreground" style:wrap="run-through" style:number-wrapped-paragraphs="no-limit" style:vertical-pos="from-top" style:vertical-rel="paragraph" style:horizontal-pos="from-left" style:horizontal-rel="paragraph"/>
    </style:style>
    <style:style style:name="gr31" style:family="graphic">
      <style:graphic-properties draw:textarea-horizontal-align="justify" draw:textarea-vertical-align="middle" draw:auto-grow-height="false" fo:min-height="0.594cm" fo:min-width="1.873cm" style:run-through="foreground" style:wrap="run-through" style:number-wrapped-paragraphs="no-limit" style:vertical-pos="from-top" style:vertical-rel="paragraph" style:horizontal-pos="from-left" style:horizontal-rel="paragraph"/>
    </style:style>
    <style:style style:name="gr32" style:family="graphic">
      <style:graphic-properties draw:textarea-horizontal-align="justify" draw:textarea-vertical-align="middle" draw:auto-grow-height="false" fo:min-height="0.704cm" fo:min-width="1.78cm" style:run-through="foreground" style:wrap="run-through" style:number-wrapped-paragraphs="no-limit" style:vertical-pos="from-top" style:vertical-rel="paragraph" style:horizontal-pos="from-left" style:horizontal-rel="paragraph"/>
    </style:style>
    <style:style style:name="gr33" style:family="graphic">
      <style:graphic-properties draw:textarea-horizontal-align="justify" draw:textarea-vertical-align="middle" draw:auto-grow-height="false" fo:min-height="0.579cm" fo:min-width="1.296cm" style:run-through="foreground" style:wrap="run-through" style:number-wrapped-paragraphs="no-limit" style:vertical-pos="from-top" style:vertical-rel="paragraph" style:horizontal-pos="from-left" style:horizontal-rel="paragraph"/>
    </style:style>
    <style:style style:name="gr34" style:family="graphic">
      <style:graphic-properties draw:textarea-horizontal-align="justify" draw:textarea-vertical-align="middle" draw:auto-grow-height="false" fo:min-height="0.579cm" fo:min-width="1.951cm" style:run-through="foreground" style:wrap="run-through" style:number-wrapped-paragraphs="no-limit" style:vertical-pos="from-top" style:vertical-rel="paragraph" style:horizontal-pos="from-left" style:horizontal-rel="paragraph"/>
    </style:style>
    <style:style style:name="gr35" style:family="graphic">
      <style:graphic-properties draw:textarea-horizontal-align="justify" draw:textarea-vertical-align="middle" draw:auto-grow-height="false" fo:min-height="0.58cm" fo:min-width="3.429cm" style:run-through="foreground" style:wrap="run-through" style:number-wrapped-paragraphs="no-limit" style:vertical-pos="from-top" style:vertical-rel="paragraph" style:horizontal-pos="from-left" style:horizontal-rel="paragraph"/>
    </style:style>
    <style:style style:name="gr36" style:family="graphic">
      <style:graphic-properties draw:textarea-horizontal-align="justify" draw:textarea-vertical-align="middle" draw:auto-grow-height="false" fo:min-height="0.674cm" fo:min-width="1.873cm" style:run-through="foreground" style:wrap="run-through" style:number-wrapped-paragraphs="no-limit" style:vertical-pos="from-top" style:vertical-rel="paragraph" style:horizontal-pos="from-left" style:horizontal-rel="paragraph"/>
    </style:style>
    <style:style style:name="gr37" style:family="graphic">
      <style:graphic-properties draw:textarea-horizontal-align="justify" draw:textarea-vertical-align="middle" draw:auto-grow-height="false" fo:min-height="0.674cm" fo:min-width="3.697cm" style:run-through="foreground" style:wrap="run-through" style:number-wrapped-paragraphs="no-limit" style:vertical-pos="from-top" style:vertical-rel="paragraph" style:horizontal-pos="from-left" style:horizontal-rel="paragraph"/>
    </style:style>
    <style:style style:name="gr38" style:family="graphic">
      <style:graphic-properties draw:textarea-horizontal-align="justify" draw:textarea-vertical-align="middle" draw:auto-grow-height="false" fo:min-height="0.672cm" fo:min-width="6.207cm" style:run-through="foreground" style:wrap="run-through" style:number-wrapped-paragraphs="no-limit" style:vertical-pos="from-top" style:vertical-rel="paragraph" style:horizontal-pos="from-left" style:horizontal-rel="paragraph"/>
    </style:style>
    <style:style style:name="gr39" style:family="graphic">
      <style:graphic-properties draw:textarea-horizontal-align="justify" draw:textarea-vertical-align="middle" draw:auto-grow-height="false" fo:min-height="1.393cm" fo:min-width="1.677cm" style:run-through="foreground" style:wrap="run-through" style:number-wrapped-paragraphs="no-limit" style:vertical-pos="from-top" style:vertical-rel="paragraph" style:horizontal-pos="from-left" style:horizontal-rel="paragraph"/>
    </style:style>
    <style:style style:name="gr40" style:family="graphic">
      <style:graphic-properties draw:fill="none" draw:fill-color="#ffffff" fo:min-height="3.572cm" style:run-through="foreground" style:wrap="run-through" style:number-wrapped-paragraphs="no-limit" style:vertical-pos="from-top" style:vertical-rel="paragraph" style:horizontal-pos="from-left" style:horizontal-rel="paragraph"/>
    </style:style>
    <style:style style:name="gr41" style:family="graphic">
      <style:graphic-properties draw:textarea-horizontal-align="justify" draw:textarea-vertical-align="middle" draw:auto-grow-height="false" fo:min-height="1.543cm" fo:min-width="4.63cm" style:run-through="foreground" style:wrap="run-through" style:number-wrapped-paragraphs="no-limit" style:vertical-pos="from-top" style:vertical-rel="paragraph" style:horizontal-pos="from-left" style:horizontal-rel="paragraph"/>
    </style:style>
    <style:style style:name="gr42" style:family="graphic">
      <style:graphic-properties draw:textarea-horizontal-align="justify" draw:textarea-vertical-align="middle" draw:auto-grow-height="false" fo:min-height="0.891cm" fo:min-width="4.397cm" style:run-through="foreground" style:wrap="run-through" style:number-wrapped-paragraphs="no-limit" style:vertical-pos="from-top" style:vertical-rel="paragraph" style:horizontal-pos="from-left" style:horizontal-rel="paragraph"/>
    </style:style>
    <style:style style:name="gr43" style:family="graphic">
      <style:graphic-properties draw:fill="none" draw:fill-color="#ffffff" fo:min-height="2.312cm" style:run-through="foreground" style:wrap="run-through" style:number-wrapped-paragraphs="no-limit" style:vertical-pos="from-top" style:vertical-rel="paragraph" style:horizontal-pos="from-left" style:horizontal-rel="paragraph"/>
    </style:style>
    <style:style style:name="gr44" style:family="graphic">
      <style:graphic-properties draw:fill="none" draw:fill-color="#ffffff" fo:min-height="0.727cm" style:run-through="foreground" style:wrap="run-through" style:number-wrapped-paragraphs="no-limit" style:vertical-pos="from-top" style:vertical-rel="paragraph" style:horizontal-pos="from-left" style:horizontal-rel="paragraph"/>
    </style:style>
    <style:style style:name="gr45" style:family="graphic">
      <style:graphic-properties draw:textarea-horizontal-align="justify" draw:textarea-vertical-align="middle" draw:auto-grow-height="false" fo:min-height="6.923cm" fo:min-width="6.923cm" style:run-through="foreground" style:wrap="run-through" style:number-wrapped-paragraphs="no-limit" style:vertical-pos="from-top" style:vertical-rel="paragraph" style:horizontal-pos="from-left" style:horizontal-rel="paragraph"/>
    </style:style>
    <style:style style:name="gr46" style:family="graphic">
      <style:graphic-properties draw:textarea-horizontal-align="justify" draw:textarea-vertical-align="middle" draw:auto-grow-height="false" fo:min-height="0.993cm" fo:min-width="7.23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form:form form:apply-filter="true" form:control-implementation="ooo:com.sun.star.form.component.Form" office:target-frame="" xlink:href="../../../../resul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ring</text:p>
      <text:p text:style-name="P1"/>
      <text:p text:style-name="P1">String is most vommonly used object in JAVA.</text:p>
      <text:p text:style-name="P1">Q)Difference between Strin and StringBuffer</text:p>
      <text:p text:style-name="P1">A)</text:p>
      <text:p text:style-name="P1">String is immutsble</text:p>
      <text:p text:style-name="P1">String buffer is mutable.</text:p>
      <text:p text:style-name="P1"/>
      <text:p text:style-name="P1">Q)What is immutability and mutability ,explain with Example?</text:p>
      <text:p text:style-name="P2">A)</text:p>
      <text:p text:style-name="P2">String:Once we create String Object we can not modify the contend of the object.</text:p>
      <text:p text:style-name="P2">StringBuffer:Once we create StringBuffer Object we can modify the contend of the object.</text:p>
      <text:p text:style-name="P2"/>
      <text:p text:style-name="P2">String:</text:p>
      <text:p text:style-name="P2">String s=new String(“durga”);</text:p>
      <text:p text:style-name="P2"><draw:line text:anchor-type="paragraph" draw:z-index="4" draw:name="Shape6" draw:style-name="gr3" draw:text-style-name="P76" svg:x1="12.402cm" svg:y1="0.435cm" svg:x2="4.041cm" svg:y2="0.303cm"><text:p/></draw:line><draw:custom-shape text:anchor-type="paragraph" draw:z-index="6" draw:name="Shape8" draw:style-name="gr5" draw:text-style-name="P79" svg:width="5.557cm" svg:height="1.8cm" svg:x="12.905cm" svg:y="0.171cm"><text:p text:style-name="P78"><text:span text:style-name="T29">we peerforming operation on </text:span></text:p><text:p text:style-name="P78"><text:span text:style-name="T29">Existing object so new</text:span></text:p><text:p text:style-name="P78"><text:span text:style-name="T29"><text:s/></text:span><text:span text:style-name="T29">obj is creat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text:anchor-type="paragraph" draw:z-index="7" draw:name="Shape5" draw:style-name="gr6" draw:text-style-name="P76" svg:width="9.129cm" svg:height="7.617cm" draw:transform="skewX (-5.35659147831588E-017) rotate (0.58800142499689) translate (-0.648469219187213cm 3.75253636570763cm)" svg:viewBox="0 0 9130 7618" svg:d="M3004 37c476 11 833 405 1292 447 375 35 758 82 1130 22 363-58 710 7 1078-44 322-44 506 320 632 580 140 291 505 354 785 492 254 125 523 265 646 557 131 312 514 507 550 844 40 376-24 758-59 1138-31 337-275 635-301 976-23 317-223 527-381 763-176 262-380 510-529 792-158 302-522 399-814 507-329 121-702 100-1013 279-283 162-617 235-946 227-294-7-527-181-705-374-236-257-520-438-748-690-198-218-426-411-668-572-259-173-506-355-756-536-297-216-521-516-800-756-305-262-590-546-888-814-265-239-474-565-455-940 17-325-177-739 81-1027 216-242 274-576 484-822 222-259 413-562 734-719 315-155 660-217 976-367l308 15 294 36 242-29"><text:p/></draw:path>s.concate(“software”);</text:p>
      <text:p text:style-name="P2"><draw:line text:anchor-type="paragraph" draw:z-index="5" draw:name="Shape7" draw:style-name="gr3" draw:text-style-name="P76" svg:x1="12.402cm" svg:y1="0.293cm" svg:x2="8.195cm" svg:y2="3.389cm"><text:p/></draw:line><draw:custom-shape text:anchor-type="paragraph" draw:z-index="0" draw:name="Shape1" draw:style-name="gr1" draw:text-style-name="P76" svg:width="2.25cm" svg:height="2.25cm" svg:x="5.629cm" svg:y="0.213cm"><text:p text:style-name="P76">durga</text:p><draw:enhanced-geometry svg:viewBox="0 0 21600 21600" draw:glue-points="10800 0 3163 3163 0 10800 3163 18437 10800 21600 18437 18437 21600 10800 18437 3163" draw:text-areas="3163 3163 18437 18437" draw:type="ellipse" draw:enhanced-path="U 10800 10800 10800 10800 0 360 Z N"/></draw:custom-shape>System.out.println(s);<text:tab/><text:tab/><text:tab/><text:tab/><text:tab/><text:tab/><text:tab/><text:tab/> <text:tab/><text:tab/><text:tab/><text:tab/></text:p>
      <text:p text:style-name="P2"><text:tab/><text:tab/><text:tab/><text:tab/><text:tab/><text:tab/></text:p>
      <text:p text:style-name="P2"><draw:line text:anchor-type="paragraph" draw:z-index="2" draw:name="Shape3" draw:style-name="gr3" draw:text-style-name="P76" svg:x1="2.242cm" svg:y1="1.489cm" svg:x2="5.47cm" svg:y2="0.404cm"><text:p/></draw:line></text:p>
      <text:p text:style-name="P2"><draw:frame text:anchor-type="paragraph" draw:z-index="1" draw:name="Shape2" draw:style-name="gr2" draw:text-style-name="P77" svg:width="0.08cm" svg:height="0.489cm" svg:x="1.554cm" svg:y="0.923cm"><draw:text-box><text:p>s</text:p></draw:text-box></draw:frame></text:p>
      <text:p text:style-name="P2"/>
      <text:p text:style-name="P2"><draw:custom-shape text:anchor-type="paragraph" draw:z-index="3" draw:name="Shape4" draw:style-name="gr4" draw:text-style-name="P76" svg:width="3.202cm" svg:height="3.202cm" svg:x="5.258cm" svg:y="0.372cm"><text:p text:style-name="P76">durgasoftwar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
      <text:p text:style-name="P2"/>
      <text:p text:style-name="P2"><text:tab/><text:tab/><text:span text:style-name="T2">SCP</text:span></text:p>
      <text:p text:style-name="P2"/>
      <text:p text:style-name="P7"/>
      <text:p text:style-name="P7"/>
      <text:p text:style-name="P7"/>
      <text:p text:style-name="P7"/>
      <text:p text:style-name="P8">here durgasoft is illegible for garbage collection.</text:p>
      <text:p text:style-name="P8">This non changable behaviour is called as immutable.</text:p>
      <text:p text:style-name="P8"/>
      <text:p text:style-name="P8">String Buffer:</text:p>
      <text:p text:style-name="P2"/>
      <text:p text:style-name="P4">String <text:span text:style-name="T2">Buffer</text:span> s=new String<text:span text:style-name="T2">Buffer </text:span>(“durga”);</text:p>
      <text:p text:style-name="P3">s.<text:span text:style-name="T3">append</text:span>(“software”);</text:p>
      <text:p text:style-name="P3">System.out.println(s)<text:tab/></text:p>
      <text:p text:style-name="P2"><text:tab/><text:tab/><text:tab/><text:tab/></text:p>
      <text:p text:style-name="P2"/>
      <text:p text:style-name="P2"><draw:custom-shape text:anchor-type="paragraph" draw:z-index="8" draw:name="Shape9" draw:style-name="gr7" svg:width="3.943cm" svg:height="1.456cm" svg:x="5.629cm" svg:y="0.303cm"><text:p>durgasoftware</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p>
      <text:p text:style-name="P2"/>
      <text:p text:style-name="P9"><draw:line text:anchor-type="paragraph" draw:z-index="9" draw:name="Shape10" draw:style-name="gr3" draw:text-style-name="P76" svg:x1="3.141cm" svg:y1="0.255cm" svg:x2="5.416cm" svg:y2="0.123cm"><text:p/></draw:line><text:tab/><text:tab/>s</text:p>
      <text:p text:style-name="P2"/>
      <text:p text:style-name="P2"/>
      <text:p text:style-name="P8"><text:span text:style-name="T3">we can perform any changes in </text:span>Existin<text:span text:style-name="T3">g object of String </text:span></text:p>
      <text:p text:style-name="P9">Tis behaviour is called as Mutable. </text:p>
      <text:p text:style-name="P9"/>
      <text:p text:style-name="P9"/>
      <text:p text:style-name="P9"/>
      <text:p text:style-name="P9"/>
      <text:p text:style-name="P9"/>
      <text:p text:style-name="P10"><text:soft-page-break/>Q)Difference between String &amp; StringBuffer</text:p>
      <text:p text:style-name="P10">A)</text:p>
      <text:p text:style-name="P10"><draw:custom-shape text:anchor-type="paragraph" draw:z-index="10" draw:name="Shape11" draw:style-name="gr8" svg:width="2.964cm" svg:height="1.191cm" svg:x="12.693cm" svg:y="0.111cm"><text:p>durga</text:p><draw:enhanced-geometry svg:viewBox="0 0 21600 21600" draw:glue-points="10800 0 3163 3163 0 10800 3163 18437 10800 21600 18437 18437 21600 10800 18437 3163" draw:text-areas="3163 3163 18437 18437" draw:type="ellipse" draw:enhanced-path="U 10800 10800 10800 10800 0 360 Z N"/></draw:custom-shape>String:</text:p>
      <text:p text:style-name="P5"><draw:line text:anchor-type="paragraph" draw:z-index="12" draw:name="Shape13" draw:style-name="gr3" draw:text-style-name="P76" svg:x1="9.809cm" svg:y1="0.206cm" svg:x2="12.481cm" svg:y2="0.206cm"><text:p/></draw:line>String s<text:span text:style-name="T4">1</text:span>=new String(“durga”);<text:tab/><text:tab/><text:tab/><text:span text:style-name="T4">s1</text:span></text:p>
      <text:p text:style-name="P5">String s<text:span text:style-name="T4">2</text:span>=new String(“durga”);</text:p>
      <text:p text:style-name="P5"><draw:custom-shape text:anchor-type="paragraph" draw:z-index="11" draw:name="Shape12" draw:style-name="gr9" svg:width="2.964cm" svg:height="1.377cm" svg:x="12.666cm" svg:y="0.318cm"><text:p>durga</text:p><draw:enhanced-geometry svg:viewBox="0 0 21600 21600" draw:glue-points="10800 0 3163 3163 0 10800 3163 18437 10800 21600 18437 18437 21600 10800 18437 3163" draw:text-areas="3163 3163 18437 18437" draw:type="ellipse" draw:enhanced-path="U 10800 10800 10800 10800 0 360 Z N"/></draw:custom-shape>System.out.println(s<text:span text:style-name="T4">1==s2</text:span>);<text:tab/><text:tab/>//<text:span text:style-name="T4">false</text:span></text:p>
      <text:p text:style-name="P5">System.out.println(s<text:span text:style-name="T4">1.equals(s2)</text:span>); <text:s text:c="4"/>//<text:span text:style-name="T4">true</text:span></text:p>
      <text:p text:style-name="P5"><draw:line text:anchor-type="paragraph" draw:z-index="13" draw:name="Shape14" draw:style-name="gr3" draw:text-style-name="P76" svg:x1="9.862cm" svg:y1="0.111cm" svg:x2="12.667cm" svg:y2="0.005cm"><text:p/></draw:line><text:tab/><text:tab/><text:tab/><text:tab/><text:tab/><text:tab/><text:tab/><text:span text:style-name="T4">s2</text:span></text:p>
      <text:p text:style-name="P5"/>
      <text:p text:style-name="P5"/>
      <text:p text:style-name="P5">== TRUE <text:s/>isf both are refering <text:span text:style-name="T4">to same object.</text:span></text:p>
      <text:p text:style-name="P5"/>
      <text:p text:style-name="P5"><draw:caption text:anchor-type="paragraph" draw:z-index="22" draw:name="Shape20" draw:style-name="gr13" draw:text-style-name="P77" svg:width="4.075cm" svg:height="2.567cm" svg:x="13.037cm" svg:y="0.402cm" draw:caption-point-x="-3.889cm" draw:caption-point-y="0.397cm"><text:p>Equals()</text:p><text:p><text:s text:c="3"/>Ment for reference /</text:p><text:p>Address comparasion</text:p><text:p>==</text:p></draw:caption></text:p>
      <text:p text:style-name="P5"><draw:custom-shape text:anchor-type="paragraph" draw:z-index="17" draw:name="Shape15" draw:style-name="gr10" svg:width="2.7cm" svg:height="0.715cm" svg:x="6.29cm" svg:y="0.18cm"><text:p text:style-name="P76">Object</text:p><draw:enhanced-geometry svg:viewBox="0 0 21600 21600" draw:type="rectangle" draw:enhanced-path="M 0 0 L 21600 0 21600 21600 0 21600 0 0 Z N"/></draw:custom-shape></text:p>
      <text:p text:style-name="P5"/>
      <text:p text:style-name="P5"><draw:line text:anchor-type="paragraph" draw:z-index="20" draw:name="Shape18" draw:style-name="gr3" draw:text-style-name="P76" svg:x1="6.476cm" svg:y1="0.344cm" svg:x2="4.068cm" svg:y2="2.064cm"><text:p/></draw:line><draw:line text:anchor-type="paragraph" draw:z-index="21" draw:name="Shape19" draw:style-name="gr3" draw:text-style-name="P76" svg:x1="7.904cm" svg:y1="0.053cm" svg:x2="11.185cm" svg:y2="2.461cm"><text:p/></draw:line></text:p>
      <text:p text:style-name="P5"/>
      <text:p text:style-name="P5"/>
      <text:p text:style-name="P5"/>
      <text:p text:style-name="P5"><draw:custom-shape text:anchor-type="paragraph" draw:z-index="18" draw:name="Shape16" draw:style-name="gr11" svg:width="2.567cm" svg:height="1.112cm" svg:x="2.03cm" svg:y="0.302cm"><text:p text:style-name="P76">Str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draw:custom-shape text:anchor-type="paragraph" draw:z-index="19" draw:name="Shape17" draw:style-name="gr12" svg:width="2.408cm" svg:height="1.086cm" svg:x="10.629cm" svg:y="0.026cm"><text:p text:style-name="P76">StringBuff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5"><draw:caption text:anchor-type="paragraph" draw:z-index="25" draw:name="Shape22" draw:style-name="gr14" draw:text-style-name="P77" svg:width="3.678cm" svg:height="1.96cm" svg:x="13.619cm" svg:y="0.296cm" draw:caption-point-x="-0.794cm" draw:caption-point-y="-0.158cm"><text:p>sb.equals()</text:p><text:p>Parent class equals() called for<text:span text:style-name="T31"> address </text:span><text:span text:style-name="T31">comparision.</text:span></text:p></draw:caption></text:p>
      <text:p text:style-name="P5"><draw:caption text:anchor-type="paragraph" draw:z-index="23" draw:name="Shape21" draw:style-name="gr14" draw:text-style-name="P77" svg:width="5.266cm" svg:height="1.96cm" svg:x="3.776cm" svg:y="0.445cm" draw:caption-point-x="-0.978cm" draw:caption-point-y="-0.793cm"><text:p>Equals() method is overriden</text:p><text:p>For <text:span text:style-name="T30">content comparision</text:span> purpose.</text:p></draw:caption></text:p>
      <text:p text:style-name="P5"/>
      <text:p text:style-name="P5"/>
      <text:p text:style-name="P5"><draw:line text:anchor-type="paragraph" draw:z-index="26" draw:name="Shape23" draw:style-name="gr15" draw:text-style-name="P76" svg:x1="8.618cm" svg:y1="4.011cm" svg:x2="13.619cm" svg:y2="0.095cm"><text:p text:style-name="P76"><text:s/></text:p></draw:line></text:p>
      <text:p text:style-name="P5"/>
      <text:p text:style-name="P5"/>
      <text:p text:style-name="P11"><draw:custom-shape text:anchor-type="paragraph" draw:z-index="24" draw:name="Shape12" draw:style-name="gr9" svg:width="2.964cm" svg:height="1.377cm" svg:x="12.693cm" svg:y="0.365cm"><text:p>durga</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
      <text:p text:style-name="P5"><draw:line text:anchor-type="paragraph" draw:z-index="15" draw:name="Shape13" draw:style-name="gr3" draw:text-style-name="P76" svg:x1="9.809cm" svg:y1="0.206cm" svg:x2="12.481cm" svg:y2="0.206cm"><text:p/></draw:line>String<text:span text:style-name="T4">Buffer</text:span> s<text:span text:style-name="T4">b1</text:span>=new String<text:span text:style-name="T4">Buffer</text:span>(“durga”);<text:tab/>sb1</text:p>
      <text:p text:style-name="P5">String<text:span text:style-name="T4">Buffer</text:span> s<text:span text:style-name="T4">b2</text:span>=new String<text:span text:style-name="T4">Buffer</text:span>(“durga”);</text:p>
      <text:p text:style-name="P5"><draw:custom-shape text:anchor-type="paragraph" draw:z-index="14" draw:name="Shape12" draw:style-name="gr9" svg:width="2.964cm" svg:height="1.377cm" svg:x="12.64cm" svg:y="0.476cm"><text:p>durga</text:p><draw:enhanced-geometry svg:viewBox="0 0 21600 21600" draw:glue-points="10800 0 3163 3163 0 10800 3163 18437 10800 21600 18437 18437 21600 10800 18437 3163" draw:text-areas="3163 3163 18437 18437" draw:type="ellipse" draw:enhanced-path="U 10800 10800 10800 10800 0 360 Z N"/></draw:custom-shape>System.out.println(s<text:span text:style-name="T4">b1==sb2</text:span>);<text:tab/><text:tab/>//<text:span text:style-name="T4">false</text:span></text:p>
      <text:p text:style-name="P5">System.out.println(s<text:span text:style-name="T4">b1.equals(sb2)</text:span>); <text:s text:c="3"/><text:tab/>//<text:span text:style-name="T5">false</text:span></text:p>
      <text:p text:style-name="P5"><draw:line text:anchor-type="paragraph" draw:z-index="16" draw:name="Shape13" draw:style-name="gr3" draw:text-style-name="P76" svg:x1="9.835cm" svg:y1="0.217cm" svg:x2="12.507cm" svg:y2="0.217cm"><text:p/></draw:line><text:tab/><text:tab/><text:tab/><text:tab/><text:tab/><text:tab/><text:tab/>SB2</text:p>
      <text:p text:style-name="P5"/>
      <text:p text:style-name="P13">Q)Difference between <text:s text:c="2"/><text:span text:style-name="T1">String s1=new String(“durga”); <text:s/></text:span>and <text:span text:style-name="T1">String s1=“durga”;? </text:span></text:p>
      <text:p text:style-name="P13"><draw:caption text:anchor-type="paragraph" draw:z-index="34" draw:name="Shape29" draw:style-name="gr17" draw:text-style-name="P77" svg:width="4.499cm" svg:height="1.588cm" svg:x="12.614cm" svg:y="0.418cm" draw:caption-point-x="-2.408cm" draw:caption-point-y="1.191cm"><text:p>USE:Reusing Reference variable </text:p></draw:caption></text:p>
      <text:p text:style-name="P14"><draw:line text:anchor-type="paragraph" draw:z-index="28" draw:name="Shape25" draw:style-name="gr6" draw:text-style-name="P76" svg:x1="1.342cm" svg:y1="1.81cm" svg:x2="13.46cm" svg:y2="1.81cm"><text:p/></draw:line><text:s text:c="2"/><text:span text:style-name="T1">String s1=new String(“durga”)</text:span></text:p>
      <text:p text:style-name="P14"/>
      <text:p text:style-name="P14"><draw:line text:anchor-type="paragraph" draw:z-index="27" draw:name="Shape24" draw:style-name="gr6" draw:text-style-name="P76" svg:x1="5.973cm" svg:y1="0.095cm" svg:x2="5.999cm" svg:y2="5.36cm"><text:p/></draw:line><text:tab/><text:tab/><text:span text:style-name="T6">Heap Memory<text:tab/><text:tab/><text:tab/><text:tab/>SCP</text:span></text:p>
      <text:p text:style-name="P14"><draw:custom-shape text:anchor-type="paragraph" draw:z-index="29" draw:name="Shape12" draw:style-name="gr9" svg:width="2.964cm" svg:height="1.377cm" svg:x="9.677cm" svg:y="1.058cm"><text:p>durga</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
      <text:p text:style-name="P14"><draw:custom-shape text:anchor-type="paragraph" draw:z-index="30" draw:name="Shape12" draw:style-name="gr9" svg:width="2.964cm" svg:height="1.377cm" svg:x="2.215cm" svg:y="0.376cm"><text:p>durga</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3"><draw:line text:anchor-type="paragraph" draw:z-index="31" draw:name="Shape26" draw:style-name="gr3" draw:text-style-name="P76" svg:x1="1.025cm" svg:y1="0.238cm" svg:x2="2.242cm" svg:y2="0.238cm"><text:p/></draw:line><draw:caption text:anchor-type="paragraph" draw:z-index="32" draw:name="Shape27" draw:style-name="gr14" draw:text-style-name="P77" svg:width="4.922cm" svg:height="1.96cm" svg:x="6.396cm" svg:y="1.349cm" draw:caption-point-x="5.397cm" draw:caption-point-y="-0.502cm"><text:p>For Every litral(“”) one object is created in SCP for future purpose</text:p></draw:caption><draw:caption text:anchor-type="paragraph" draw:z-index="33" draw:name="Shape28" draw:style-name="gr16" draw:text-style-name="P77" svg:width="4.684cm" svg:height="2.924cm" svg:x="12.852cm" svg:y="0.45cm" draw:caption-point-x="-0.635cm" draw:caption-point-y="0.291cm"><text:p>No explicit reference variable but internally implecit reference variable is maintain by JVM so this is not eligiable for garbage collection</text:p></draw:caption>s1</text:p>
      <text:p text:style-name="P23"/>
      <text:p text:style-name="P23"/>
      <text:p text:style-name="P23"/>
      <text:p text:style-name="P23"/>
      <text:p text:style-name="P23"/>
      <text:p text:style-name="P23"/>
      <text:p text:style-name="P24"><text:soft-page-break/>Until 1.6 SCP is part of Method Area / PERMGEN</text:p>
      <text:p text:style-name="P24">Until 1.6 SCP is fixed size.</text:p>
      <text:p text:style-name="P24"/>
      <text:p text:style-name="P24">After 1.7 SCP is part of HEAP and will be expandable <text:s/>for memory utilization</text:p>
      <text:p text:style-name="P24"/>
      <text:p text:style-name="P15"><draw:custom-shape text:anchor-type="paragraph" draw:z-index="35" draw:name="Shape30" draw:style-name="gr18" svg:width="2.752cm" svg:height="1.297cm" svg:x="5.681cm" svg:y="1.046cm"><text:p>durga</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31" draw:style-name="gr19" svg:width="0.08cm" svg:height="0.003cm" svg:x="5.205cm" svg:y="1.072cm"><text:p/><draw:enhanced-geometry svg:viewBox="0 0 21600 21600" draw:glue-points="10800 0 3163 3163 0 10800 3163 18437 10800 21600 18437 18437 21600 10800 18437 3163" draw:text-areas="3163 3163 18437 18437" draw:type="ellipse" draw:enhanced-path="U 10800 10800 10800 10800 0 360 Z N"/></draw:custom-shape><text:s/><text:span text:style-name="T1">String s1=“durga”;</text:span></text:p>
      <text:p text:style-name="P15"><text:tab/><text:tab/><text:tab/><text:tab/><text:tab/><text:span text:style-name="T7">SCP</text:span></text:p>
      <text:p text:style-name="P15"/>
      <text:p text:style-name="P15"><draw:line text:anchor-type="paragraph" draw:z-index="37" draw:name="Shape32" draw:style-name="gr3" draw:text-style-name="P76" svg:x1="3.512cm" svg:y1="0.115cm" svg:x2="5.417cm" svg:y2="0.141cm"><text:p/></draw:line><text:tab/><text:tab/><text:span text:style-name="T7">s1</text:span></text:p>
      <text:p text:style-name="P15"/>
      <text:p text:style-name="P15"/>
      <text:p text:style-name="P25">Ex1)</text:p>
      <text:p text:style-name="P16"><text:span text:style-name="T1">String s1=new String(“durga”);</text:span></text:p>
      <text:p text:style-name="P16"><text:span text:style-name="T1">String s2=new String(“durga”);</text:span></text:p>
      <text:p text:style-name="P16"><text:span text:style-name="T1">String s3=“durga”;</text:span></text:p>
      <text:p text:style-name="P16"><draw:line text:anchor-type="paragraph" draw:z-index="38" draw:name="Shape33" draw:style-name="gr6" draw:text-style-name="P76" svg:x1="7.745cm" svg:y1="1.02cm" svg:x2="7.851cm" svg:y2="6.523cm"><text:p/></draw:line><draw:line text:anchor-type="paragraph" draw:z-index="39" draw:name="Shape34" draw:style-name="gr6" draw:text-style-name="P76" svg:x1="1.554cm" svg:y1="1.945cm" svg:x2="15.101cm" svg:y2="1.707cm"><text:p/></draw:line><text:span text:style-name="T1">String s4=“durga”;</text:span></text:p>
      <text:p text:style-name="P16"/>
      <text:p text:style-name="P16"><text:tab/><text:tab/><text:span text:style-name="T8">HEAP<text:tab/><text:tab/><text:tab/><text:tab/><text:tab/><text:tab/>SCP</text:span></text:p>
      <text:p text:style-name="P16"/>
      <text:p text:style-name="P16"><draw:custom-shape text:anchor-type="paragraph" draw:z-index="40" draw:name="Shape30" draw:style-name="gr18" svg:width="2.752cm" svg:height="1.297cm" svg:x="3.856cm" svg:y="0.411cm"><text:p>durga</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6"><draw:custom-shape text:anchor-type="paragraph" draw:z-index="41" draw:name="Shape30" draw:style-name="gr18" svg:width="2.752cm" svg:height="1.297cm" svg:x="3.697cm" svg:y="1.946cm"><text:p>durga</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30" draw:style-name="gr18" svg:width="2.752cm" svg:height="1.297cm" svg:x="10.391cm" svg:y="0.358cm"><text:p>durga</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ext:p text:style-name="P16"><draw:line text:anchor-type="paragraph" draw:z-index="43" draw:name="Shape35" draw:style-name="gr3" draw:text-style-name="P76" svg:x1="1.792cm" svg:y1="0.294cm" svg:x2="3.856cm" svg:y2="0.268cm"><text:p/></draw:line><text:tab/><text:span text:style-name="T8">S1</text:span></text:p>
      <text:p text:style-name="P16"/>
      <text:p text:style-name="P16"><draw:line text:anchor-type="paragraph" draw:z-index="45" draw:name="Shape37" draw:style-name="gr3" draw:text-style-name="P76" svg:x1="9.941cm" svg:y1="0.908cm" svg:x2="10.576cm" svg:y2="0.194cm"><text:p/></draw:line><draw:line text:anchor-type="paragraph" draw:z-index="46" draw:name="Shape38" draw:style-name="gr3" draw:text-style-name="P76" svg:x1="14.73cm" svg:y1="1.041cm" svg:x2="12.825cm" svg:y2="0.194cm"><text:p/></draw:line></text:p>
      <text:p text:style-name="P16"/>
      <text:p text:style-name="P16"><draw:line text:anchor-type="paragraph" draw:z-index="44" draw:name="Shape36" draw:style-name="gr3" draw:text-style-name="P76" svg:x1="1.977cm" svg:y1="0.12cm" svg:x2="3.697cm" svg:y2="0.12cm"><text:p/></draw:line><text:tab/><text:span text:style-name="T8">S2<text:tab/><text:tab/><text:tab/><text:tab/><text:tab/><text:tab/>S3<text:tab/><text:tab/><text:tab/><text:tab/><text:tab/>S4<text:tab/></text:span></text:p>
      <text:p text:style-name="P16"><text:tab/><text:tab/><text:tab/><text:tab/></text:p>
      <text:p text:style-name="P16"/>
      <text:p text:style-name="P16"/>
      <text:p text:style-name="P26">EX2)</text:p>
      <text:p text:style-name="P17"><text:span text:style-name="T1">String s1=new String(“durga”);</text:span></text:p>
      <text:p text:style-name="P26">s<text:span text:style-name="T9">1</text:span>.concat(“software”);</text:p>
      <text:p text:style-name="P26"><draw:line text:anchor-type="paragraph" draw:z-index="48" draw:name="Shape40" draw:style-name="gr6" draw:text-style-name="P76" svg:x1="1.58cm" svg:y1="1.607cm" svg:x2="15.285cm" svg:y2="1.342cm"><text:p/></draw:line>s<text:span text:style-name="T9">1</text:span>=s<text:span text:style-name="T9">1</text:span>.concat(“solution”);</text:p>
      <text:p text:style-name="P26"><draw:line text:anchor-type="paragraph" draw:z-index="47" draw:name="Shape39" draw:style-name="gr6" draw:text-style-name="P76" svg:x1="8.301cm" svg:y1="0.141cm" svg:x2="8.433cm" svg:y2="8.528cm"><text:p/></draw:line></text:p>
      <text:p text:style-name="P26"><text:tab/><text:tab/><text:tab/>HEAP<text:tab/><text:tab/><text:tab/><text:tab/><text:tab/>SCP</text:p>
      <text:p text:style-name="P26"/>
      <text:p text:style-name="P26"><draw:custom-shape text:anchor-type="paragraph" draw:z-index="49" draw:name="Shape30" draw:style-name="gr18" svg:width="2.752cm" svg:height="1.297cm" svg:x="3.803cm" svg:y="0.385cm"><text:p>durga</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30" draw:style-name="gr18" draw:text-style-name="P76" svg:width="2.752cm" svg:height="1.297cm" svg:x="3.697cm" svg:y="1.946cm"><text:p text:style-name="P76">durgasoftwar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30" draw:style-name="gr18" svg:width="2.752cm" svg:height="1.297cm" svg:x="10.021cm" svg:y="2.21cm"><text:p>softwar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30" draw:style-name="gr18" svg:width="2.752cm" svg:height="1.297cm" svg:x="10.1cm" svg:y="0.226cm"><text:p>durga</text:p><draw:enhanced-geometry svg:viewBox="0 0 21600 21600" draw:glue-points="10800 0 3163 3163 0 10800 3163 18437 10800 21600 18437 18437 21600 10800 18437 3163" draw:text-areas="3163 3163 18437 18437" draw:type="ellipse" draw:enhanced-path="U 10800 10800 10800 10800 0 360 Z N"/></draw:custom-shape><draw:caption text:anchor-type="paragraph" draw:z-index="53" draw:name="Shape41" draw:style-name="gr14" draw:text-style-name="P77" svg:width="4.181cm" svg:height="1.96cm" svg:x="-0.721cm" svg:y="3.073cm" draw:caption-point-x="5.767cm" draw:caption-point-y="0.344cm"><text:p>New Object is created due to runtime operation in existing variable</text:p></draw:caption><draw:caption text:anchor-type="paragraph" draw:z-index="54" draw:name="Shape42" draw:style-name="gr20" draw:text-style-name="P77" svg:width="1.96cm" svg:height="1.463cm" svg:x="5.946cm" svg:y="3.708cm" draw:caption-point-x="-0.238cm" draw:caption-point-y="-0.466cm"><text:p>Elegiable for GC</text:p><text:p/></draw:caption><draw:custom-shape text:anchor-type="paragraph" draw:z-index="55" draw:name="Shape30" draw:style-name="gr18" svg:width="2.752cm" svg:height="1.297cm" svg:x="10.021cm" svg:y="4.142cm"><text:p>solutio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43" draw:style-name="gr21" svg:width="2.673cm" svg:height="1.879cm" svg:x="15.498cm" svg:y="2.067cm"><text:p>Litral obj</text:p><text:p text:style-name="P80"><text:s/>created</text:p><text:p text:style-name="P80">NO G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7" draw:name="Shape44" draw:style-name="gr3" draw:text-style-name="P76" svg:x1="14.968cm" svg:y1="2.014cm" svg:x2="13.063cm" svg:y2="1.088cm"><text:p/></draw:line><draw:line text:anchor-type="paragraph" draw:z-index="58" draw:name="Shape45" draw:style-name="gr3" draw:text-style-name="P76" svg:x1="14.81cm" svg:y1="2.649cm" svg:x2="12.931cm" svg:y2="2.808cm"><text:p/></draw:line><draw:line text:anchor-type="paragraph" draw:z-index="59" draw:name="Shape46" draw:style-name="gr3" draw:text-style-name="P76" svg:x1="14.73cm" svg:y1="3.39cm" svg:x2="12.984cm" svg:y2="4.792cm"><text:p/></draw:line></text:p>
      <text:p text:style-name="P26"/>
      <text:p text:style-name="P26"><draw:custom-shape text:anchor-type="paragraph" draw:z-index="60" draw:name="Shape30" draw:style-name="gr18" svg:width="2.752cm" svg:height="1.297cm" svg:x="3.856cm" svg:y="4.644cm"><text:p text:style-name="P76">durgasolutio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6"><draw:line text:anchor-type="paragraph" draw:z-index="62" draw:name="Shape48" draw:style-name="gr3" draw:text-style-name="P76" svg:x1="7.455cm" svg:y1="1.956cm" svg:x2="6.555cm" svg:y2="0.22cm"><text:p/></draw:line></text:p>
      <text:p text:style-name="P26"/>
      <text:p text:style-name="P26"/>
      <text:p text:style-name="P26"/>
      <text:p text:style-name="P26"/>
      <text:p text:style-name="P26"/>
      <text:p text:style-name="P26"/>
      <text:p text:style-name="P26"/>
      <text:p text:style-name="P26"/>
      <text:p text:style-name="P26"><draw:line text:anchor-type="paragraph" draw:z-index="61" draw:name="Shape47" draw:style-name="gr3" draw:text-style-name="P76" svg:x1="0.866cm" svg:y1="0.273cm" svg:x2="3.512cm" svg:y2="0.379cm"><text:p/></draw:line>s1</text:p>
      <text:p text:style-name="P26"/>
      <text:p text:style-name="P26"/>
      <text:p text:style-name="P26"/>
      <text:p text:style-name="P28"><text:soft-page-break/>EX3)</text:p>
      <text:p text:style-name="P28"/>
      <text:p text:style-name="P18"><text:span text:style-name="T1">String s1=new String(“Spring”); <text:s text:c="4"/></text:span></text:p>
      <text:p text:style-name="P27">s<text:span text:style-name="T9">1</text:span>.concat(“<text:span text:style-name="T9">fall</text:span>”);</text:p>
      <text:p text:style-name="P18"><text:span text:style-name="T1">String s2=s1.concat((“winter”);</text:span></text:p>
      <text:p text:style-name="P27">s<text:span text:style-name="T9">2</text:span>.concat(“<text:span text:style-name="T9">summer</text:span>”);</text:p>
      <text:p text:style-name="P6">System.out.println(s<text:span text:style-name="T9">1</text:span>); <text:s text:c="4"/>//<text:span text:style-name="T9">Spring</text:span></text:p>
      <text:p text:style-name="P29"><draw:line text:anchor-type="paragraph" draw:z-index="63" draw:name="Shape49" draw:style-name="gr6" draw:text-style-name="P76" svg:x1="7.798cm" svg:y1="1.171cm" svg:x2="8.01cm" svg:y2="11.94cm"><text:p/></draw:line><text:span text:style-name="T1">System.out.println(s2); <text:s text:c="4"/>//</text:span><text:span text:style-name="T10">springwinter</text:span></text:p>
      <text:p text:style-name="P6"/>
      <text:p text:style-name="P6"/>
      <text:p text:style-name="P6"/>
      <text:p text:style-name="P6"><draw:custom-shape text:anchor-type="paragraph" draw:z-index="65" draw:name="Shape30" draw:style-name="gr18" svg:width="2.752cm" svg:height="1.297cm" svg:x="4.041cm" svg:y="1.39cm"><text:p>spring</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6" draw:name="Shape30" draw:style-name="gr18" svg:width="2.752cm" svg:height="1.297cm" svg:x="10.232cm" svg:y="1.443cm"><text:p text:style-name="P76">spring</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7" draw:name="Shape30" draw:style-name="gr18" svg:width="2.752cm" svg:height="1.297cm" svg:x="4.12cm" svg:y="3.242cm"><text:p>springfall</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8" draw:name="Shape30" draw:style-name="gr18" svg:width="2.752cm" svg:height="1.297cm" svg:x="10.418cm" svg:y="3.454cm"><text:p text:style-name="P76">Fall</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Shape30" draw:style-name="gr18" svg:width="2.752cm" svg:height="1.297cm" svg:x="4.173cm" svg:y="5.465cm"><text:p text:style-name="P76">springwinter</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30" draw:style-name="gr18" svg:width="2.752cm" svg:height="1.297cm" svg:x="10.55cm" svg:y="7.158cm"><text:p text:style-name="P76">summer</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30" draw:style-name="gr18" draw:text-style-name="P76" svg:width="2.752cm" svg:height="1.297cm" svg:x="10.126cm" svg:y="5.359cm"><text:p text:style-name="P76">winter</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span text:style-name="T9">HEAP<text:tab/><text:tab/><text:tab/><text:tab/><text:tab/><text:tab/><text:tab/>SCP</text:span></text:p>
      <text:p text:style-name="P6"><draw:line text:anchor-type="paragraph" draw:z-index="64" draw:name="Shape50" draw:style-name="gr6" draw:text-style-name="P76" svg:x1="0.76cm" svg:y1="0.298cm" svg:x2="15.471cm" svg:y2="0.192cm"><text:p/></draw:line></text:p>
      <text:p text:style-name="P6"/>
      <text:p text:style-name="P6"/>
      <text:p text:style-name="P6"><draw:line text:anchor-type="paragraph" draw:z-index="73" draw:name="Shape51" draw:style-name="gr3" draw:text-style-name="P76" svg:x1="2.163cm" svg:y1="0.251cm" svg:x2="3.803cm" svg:y2="0.039cm"><text:p/></draw:line><text:tab/><text:span text:style-name="T9">s1</text:span></text:p>
      <text:p text:style-name="P6"/>
      <text:p text:style-name="P6"/>
      <text:p text:style-name="P6"/>
      <text:p text:style-name="P6"/>
      <text:p text:style-name="P6"/>
      <text:p text:style-name="P30"/>
      <text:p text:style-name="P6"/>
      <text:p text:style-name="P6"><draw:line text:anchor-type="paragraph" draw:z-index="74" draw:name="Shape52" draw:style-name="gr3" draw:text-style-name="P76" svg:x1="2.348cm" svg:y1="0.695cm" svg:x2="3.856cm" svg:y2="0.483cm"><text:p/></draw:line></text:p>
      <text:p text:style-name="P6"><draw:custom-shape text:anchor-type="paragraph" draw:z-index="72" draw:name="Shape30" draw:style-name="gr22" draw:text-style-name="P76" svg:width="4.843cm" svg:height="1.297cm" svg:x="2.242cm" svg:y="1.279cm"><text:p text:style-name="P76">springwintersummer</text:p><draw:enhanced-geometry svg:viewBox="0 0 21600 21600" draw:glue-points="10800 0 3163 3163 0 10800 3163 18437 10800 21600 18437 18437 21600 10800 18437 3163" draw:text-areas="3163 3163 18437 18437" draw:type="ellipse" draw:enhanced-path="U 10800 10800 10800 10800 0 360 Z N"/></draw:custom-shape><text:tab/><text:span text:style-name="T9">s2</text:span></text:p>
      <text:p text:style-name="P6"/>
      <text:p text:style-name="P6"/>
      <text:p text:style-name="P6"/>
      <text:p text:style-name="P6"><draw:caption text:anchor-type="paragraph" draw:z-index="88" draw:name="Shape62" draw:style-name="gr24" draw:text-style-name="P77" svg:width="5.504cm" svg:height="2.382cm" svg:x="11.926cm" svg:y="0.288cm" draw:caption-point-x="-4.287cm" draw:caption-point-y="7.302cm"><text:p>10+20=30</text:p><text:p>If both are constant <text:s/>then cancat operation perform at compile time <text:s/>so obj is created in SCP</text:p></draw:caption></text:p>
      <text:p text:style-name="P6"/>
      <text:p text:style-name="P6"/>
      <text:p text:style-name="P6"/>
      <text:p text:style-name="P6"/>
      <text:p text:style-name="P30"><draw:caption text:anchor-type="paragraph" draw:z-index="89" draw:name="Shape63" draw:style-name="gr25" draw:text-style-name="P77" svg:width="7.349cm" svg:height="2.117cm" svg:x="10.418cm" svg:y="0.314cm" draw:caption-point-x="-5.477cm" draw:caption-point-y="6.218cm"><text:p>If one or more runtime variable are used then this operatio0n perform at Runtime so Obj is created in HEAP <text:s text:c="3"/></text:p><text:p>New Obj is Created.</text:p></draw:caption>Ex4) </text:p>
      <text:p text:style-name="P30"><text:s/></text:p>
      <text:p text:style-name="P30"/>
      <text:p text:style-name="P19"><text:span text:style-name="T1">String s1=new String(“You Can Not Change Me”);</text:span></text:p>
      <text:p text:style-name="P19"><text:span text:style-name="T1">String s2=new String(“You Can Not Change Me”);</text:span></text:p>
      <text:p text:style-name="P30"><text:span text:style-name="T1">System.out.println(s1==s2);<text:tab/><text:tab/><text:tab/><text:tab/><text:tab/>//false</text:span></text:p>
      <text:p text:style-name="P19"><text:span text:style-name="T1">String s3=”You Can Not Change Me”;</text:span></text:p>
      <text:p text:style-name="P30"><text:span text:style-name="T1">System.out.println(s1==s</text:span>3<text:span text:style-name="T1">);<text:tab/><text:tab/><text:tab/><text:tab/><text:tab/>//false</text:span></text:p>
      <text:p text:style-name="P19"><text:span text:style-name="T1">String s4=”You Can Not Change Me”;</text:span></text:p>
      <text:p text:style-name="P30"><text:span text:style-name="T1">System.out.println(s</text:span>3<text:span text:style-name="T1">==s</text:span>4<text:span text:style-name="T1">);<text:tab/><text:tab/><text:tab/><text:tab/><text:tab/>//true</text:span></text:p>
      <text:p text:style-name="P19"><draw:caption text:anchor-type="paragraph" draw:z-index="93" draw:name="Shape64" draw:style-name="gr14" draw:text-style-name="P77" svg:width="6.086cm" svg:height="1.96cm" svg:x="11.529cm" svg:y="0.446cm" draw:caption-point-x="-5.98cm" draw:caption-point-y="2.302cm"><text:p>S8 is final so value is replace at compile time only</text:p><text:p>Same as s5 </text:p></draw:caption><text:span text:style-name="T1">String s5=”You Can Not”+” Change Me”;</text:span></text:p>
      <text:p text:style-name="P30"><text:span text:style-name="T1">System.out.println(s</text:span>4<text:span text:style-name="T1">==s</text:span>5<text:span text:style-name="T1">);<text:tab/><text:tab/><text:tab/><text:tab/><text:tab/>//true</text:span></text:p>
      <text:p text:style-name="P19"><text:span text:style-name="T1">String s6=”You Can Not”;</text:span></text:p>
      <text:p text:style-name="P19"><text:span text:style-name="T1">String s7=s6+”Change Me”;</text:span></text:p>
      <text:p text:style-name="P30"><text:span text:style-name="T1">System.out.println(s</text:span>4<text:span text:style-name="T1">==s</text:span>7<text:span text:style-name="T1">);<text:tab/><text:tab/><text:tab/><text:tab/><text:tab/>//false</text:span></text:p>
      <text:p text:style-name="P30">final string s8=”You Can Not”;</text:p>
      <text:p text:style-name="P30">String s9=s8+”Change Me”;</text:p>
      <text:p text:style-name="P30"><text:span text:style-name="T1">System.out.println(s</text:span>4<text:span text:style-name="T1">==s9);<text:tab/><text:tab/><text:tab/><text:tab/><text:tab/>//true</text:span></text:p>
      <text:p text:style-name="P30"/>
      <text:p text:style-name="P30"><draw:line text:anchor-type="paragraph" draw:z-index="75" draw:name="Shape53" draw:style-name="gr6" draw:text-style-name="P76" svg:x1="0.122cm" svg:y1="1.095cm" svg:x2="16.438cm" svg:y2="1.095cm"><text:p/></draw:line><draw:line text:anchor-type="paragraph" draw:z-index="76" draw:name="Shape54" draw:style-name="gr6" draw:text-style-name="P76" svg:x1="8.976cm" svg:y1="0.086cm" svg:x2="8.83cm" svg:y2="12.901cm"><text:p/></draw:line><text:soft-page-break/></text:p>
      <text:p text:style-name="P35"><text:span text:style-name="T11"><text:tab/><text:tab/>HEAP<text:tab/><text:tab/><text:tab/><text:tab/><text:tab/><text:tab/><text:tab/>SCP</text:span><text:bookmark text:name="search"/></text:p>
      <text:p text:style-name="P30"><draw:custom-shape text:anchor-type="paragraph" draw:z-index="77" draw:name="Shape55" draw:style-name="gr23" draw:text-style-name="P76" svg:width="4.366cm" svg:height="0.953cm" svg:x="4.332cm" svg:y="0.751cm"><text:p text:style-name="P76">YCN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Shape55" draw:style-name="gr23" draw:text-style-name="P76" svg:width="4.366cm" svg:height="0.953cm" svg:x="10.656cm" svg:y="0.804cm"><text:p text:style-name="P76">YCN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0"/>
      <text:p text:style-name="P36"><draw:line text:anchor-type="paragraph" draw:z-index="79" draw:name="Shape56" draw:style-name="gr3" draw:text-style-name="P76" svg:x1="0.945cm" svg:y1="0.254cm" svg:x2="4.014cm" svg:y2="0.28cm"><text:p/></draw:line><draw:custom-shape text:anchor-type="paragraph" draw:z-index="80" draw:name="Shape55" draw:style-name="gr23" draw:text-style-name="P76" svg:width="4.366cm" svg:height="0.953cm" svg:x="4.332cm" svg:y="3.217cm"><text:p text:style-name="P76">YCNCM</text:p><draw:enhanced-geometry svg:viewBox="0 0 21600 21600" draw:glue-points="10800 0 3163 3163 0 10800 3163 18437 10800 21600 18437 18437 21600 10800 18437 3163" draw:text-areas="3163 3163 18437 18437" draw:type="ellipse" draw:enhanced-path="U 10800 10800 10800 10800 0 360 Z N"/></draw:custom-shape>s1</text:p>
      <text:p text:style-name="P36"><draw:line text:anchor-type="paragraph" draw:z-index="82" draw:name="Shape57" draw:style-name="gr3" draw:text-style-name="P76" svg:x1="9.677cm" svg:y1="0.825cm" svg:x2="11.106cm" svg:y2="0.296cm"><text:p/></draw:line><draw:line text:anchor-type="paragraph" draw:z-index="83" draw:name="Shape58" draw:style-name="gr3" draw:text-style-name="P76" svg:x1="9.968cm" svg:y1="2.043cm" svg:x2="11.714cm" svg:y2="0.455cm"><text:p/></draw:line><draw:line text:anchor-type="paragraph" draw:z-index="94" draw:name="Shape65" draw:style-name="gr3" draw:text-style-name="P76" svg:x1="15.524cm" svg:y1="2.598cm" svg:x2="13.725cm" svg:y2="0.296cm"><text:p/></draw:line></text:p>
      <text:p text:style-name="P36"><draw:line text:anchor-type="paragraph" draw:z-index="84" draw:name="Shape59" draw:style-name="gr3" draw:text-style-name="P76" svg:x1="9.809cm" svg:y1="2.562cm" svg:x2="12.508cm" svg:y2="0.048cm"><text:p/></draw:line></text:p>
      <text:p text:style-name="P36"><draw:line text:anchor-type="paragraph" draw:z-index="81" draw:name="Shape56" draw:style-name="gr3" draw:text-style-name="P76" svg:x1="0.945cm" svg:y1="2.196cm" svg:x2="4.014cm" svg:y2="2.222cm"><text:p/></draw:line><text:tab/><text:tab/><text:tab/><text:tab/><text:tab/><text:tab/><text:tab/> <text:s text:c="3"/>s3<text:tab/><text:tab/></text:p>
      <text:p text:style-name="P36"/>
      <text:p text:style-name="P36"><text:tab/><text:tab/><text:tab/><text:tab/><text:tab/><text:tab/><text:tab/> <text:s text:c="3"/>s4</text:p>
      <text:p text:style-name="P36"/>
      <text:p text:style-name="P36"><draw:custom-shape text:anchor-type="paragraph" draw:z-index="85" draw:name="Shape55" draw:style-name="gr23" draw:text-style-name="P76" svg:width="4.366cm" svg:height="0.953cm" svg:x="10.973cm" svg:y="0.688cm"><text:p text:style-name="P76">You Can Not</text:p><draw:enhanced-geometry svg:viewBox="0 0 21600 21600" draw:glue-points="10800 0 3163 3163 0 10800 3163 18437 10800 21600 18437 18437 21600 10800 18437 3163" draw:text-areas="3163 3163 18437 18437" draw:type="ellipse" draw:enhanced-path="U 10800 10800 10800 10800 0 360 Z N"/></draw:custom-shape>s2<text:tab/><text:tab/><text:tab/><text:tab/><text:tab/><text:tab/><text:tab/> <text:s text:c="3"/>s5<text:tab/><text:tab/><text:tab/><text:tab/><text:tab/><text:span text:style-name="T12">s9</text:span></text:p>
      <text:p text:style-name="P36"/>
      <text:p text:style-name="P36"/>
      <text:p text:style-name="P36"><draw:line text:anchor-type="paragraph" draw:z-index="86" draw:name="Shape60" draw:style-name="gr3" draw:text-style-name="P76" svg:x1="10.047cm" svg:y1="0.995cm" svg:x2="11.291cm" svg:y2="0.18cm"><text:p/></draw:line><draw:line text:anchor-type="paragraph" draw:z-index="92" draw:name="Shape61" draw:style-name="gr3" draw:text-style-name="P76" svg:x1="9.941cm" svg:y1="2.106cm" svg:x2="11.661cm" svg:y2="0.333cm"><text:p/></draw:line></text:p>
      <text:p text:style-name="P36"><draw:custom-shape text:anchor-type="paragraph" draw:z-index="90" draw:name="Shape55" draw:style-name="gr23" draw:text-style-name="P76" svg:width="4.366cm" svg:height="0.953cm" svg:x="4.464cm" svg:y="0.254cm"><text:p text:style-name="P76">YCN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6"><draw:custom-shape text:anchor-type="paragraph" draw:z-index="87" draw:name="Shape55" draw:style-name="gr23" draw:text-style-name="P76" svg:width="4.366cm" svg:height="0.953cm" svg:x="10.153cm" svg:y="2.868cm"><text:p text:style-name="P76">Cahange Me</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91" draw:name="Shape56" draw:style-name="gr3" draw:text-style-name="P76" svg:x1="0.998cm" svg:y1="0.238cm" svg:x2="4.067cm" svg:y2="0.264cm"><text:p/></draw:line><text:span text:style-name="T12">s7</text:span><text:tab/><text:tab/><text:tab/><text:tab/><text:tab/><text:tab/><text:tab/> <text:s text:c="3"/>s6</text:p>
      <text:p text:style-name="P37"/>
      <text:p text:style-name="P37"><text:tab/><text:tab/><text:tab/><text:tab/><text:tab/><text:tab/><text:tab/> <text:s text:c="3"/>s8</text:p>
      <text:p text:style-name="P37"/>
      <text:p text:style-name="P37"/>
      <text:p text:style-name="P37"/>
      <text:p text:style-name="P37"/>
      <text:p text:style-name="P37"/>
      <text:p text:style-name="P37"/>
      <text:p text:style-name="P37"/>
      <text:p text:style-name="P37"/>
      <text:p text:style-name="P38">Q)Imporrtace of SCP?</text:p>
      <text:p text:style-name="P38">A)</text:p>
      <text:p text:style-name="P38"><text:s/>Reuse the same object </text:p>
      <text:p text:style-name="P38">To improve performance and memory utilization</text:p>
      <text:p text:style-name="P38"><text:s/>Singlr object is referenced with multiple objects.<text:tab/></text:p>
      <text:p text:style-name="P38"/>
      <text:p text:style-name="P38">Q)Disadvantages of SCP</text:p>
      <text:p text:style-name="P38">A)</text:p>
      <text:p text:style-name="P38">Obj changed by 1 they will afect on other objects.</text:p>
      <text:p text:style-name="P39">Solution <text:s text:c="3"/>SCP</text:p>
      <text:p text:style-name="P39"/>
      <text:p text:style-name="P40">Note::</text:p>
      <text:p text:style-name="P41"><text:span text:style-name="T13">String is mostly used in java and mit is spatial class so SCP is provied to string not for StringBuffer. </text:span></text:p>
      <text:p text:style-name="P41"/>
      <text:p text:style-name="P42">All Wrapperclass objects are immutable</text:p>
      <text:p text:style-name="P42"/>
      <text:p text:style-name="P42">Byte,Short,Long,Integer,Float,Double,Character,Boolean</text:p>
      <text:p text:style-name="P42"/>
      <text:p text:style-name="P42"/>
      <text:p text:style-name="P42">Q) Important Constructors of String Class?</text:p>
      <text:p text:style-name="P42">A)</text:p>
      <text:p text:style-name="P20"><text:span text:style-name="T1">String s1=new String();</text:span></text:p>
      <text:p text:style-name="P20"><text:tab/><text:tab/><text:span text:style-name="T14">Creates empty String</text:span></text:p>
      <text:p text:style-name="P20"/>
      <text:p text:style-name="P20"><text:span text:style-name="T1">String s1=new String(“String litral”);</text:span></text:p>
      <text:p text:style-name="P20"><text:soft-page-break/></text:p>
      <text:p text:style-name="P20"><draw:caption text:anchor-type="paragraph" draw:z-index="107" draw:name="Shape66" draw:style-name="gr14" draw:text-style-name="P77" svg:width="6.298cm" svg:height="1.96cm" svg:x="10.507cm" svg:y="0.083cm" draw:caption-point-x="-4.794cm" draw:caption-point-y="2.055cm"><text:p>Char[] ch={ ‘j’,’a’.’v’,’a’};</text:p><text:p>String s=new String (ch);</text:p><text:p>SOP (s); <text:s text:c="3"/>//java</text:p></draw:caption><text:span text:style-name="T1">String s1=new String(StringBuffer sb);</text:span></text:p>
      <text:p text:style-name="P20"/>
      <text:p text:style-name="P20"><text:span text:style-name="T1">String s1=new String(StringBuilder sb);</text:span></text:p>
      <text:p text:style-name="P20"/>
      <text:p text:style-name="P20"><text:span text:style-name="T1">String s1=new String(Char[] ch);</text:span></text:p>
      <text:p text:style-name="P20"/>
      <text:p text:style-name="P20"><draw:caption text:anchor-type="paragraph" draw:z-index="95" draw:name="Shape67" draw:style-name="gr14" draw:text-style-name="P77" svg:width="6.589cm" svg:height="1.96cm" svg:x="10.22cm" svg:y="0.448cm" draw:caption-point-x="-4.512cm" draw:caption-point-y="0cm"><text:p>byte[] ch={ 97,98,99,100};</text:p><text:p>String s=new String (ch);</text:p><text:p>SOP (s); <text:s text:c="3"/>//abcd</text:p></draw:caption><text:span text:style-name="T1">String s1=new String(byte[] b);</text:span></text:p>
      <text:p text:style-name="P20"/>
      <text:p text:style-name="P20"><text:span text:style-name="T1">String s1=new String(“Spring”);</text:span></text:p>
      <text:p text:style-name="P42"/>
      <text:p text:style-name="P42"/>
      <text:p text:style-name="P43">String class methods</text:p>
      <text:p text:style-name="P43"/>
      <text:p text:style-name="P43">public boolean isEmpty();</text:p>
      <text:p text:style-name="P43"/>
      <text:p text:style-name="P43">public int length();</text:p>
      <text:p text:style-name="P43"/>
      <text:p text:style-name="P43"><draw:caption text:anchor-type="paragraph" draw:z-index="96" draw:name="Shape68" draw:style-name="gr14" draw:text-style-name="P77" svg:width="5.185cm" svg:height="1.96cm" svg:x="8.959cm" svg:y="0.358cm" draw:caption-point-x="-3.572cm" draw:caption-point-y="2.729cm"><text:p>If char is not present then it will return -1</text:p><text:p>It will return first occurance.</text:p></draw:caption>public String <text:s/>replace(old char,new char);</text:p>
      <text:p text:style-name="P43"/>
      <text:p text:style-name="P43">public String <text:s/>substring(int begin);</text:p>
      <text:p text:style-name="P43"/>
      <text:p text:style-name="P43">public String <text:s/>substring(int begin,int end);</text:p>
      <text:p text:style-name="P43"/>
      <text:p text:style-name="P43">public int <text:s/>indexOf(char char);</text:p>
      <text:p text:style-name="P43"/>
      <text:p text:style-name="P43">public int <text:s/>lastIndexOf(char char);</text:p>
      <text:p text:style-name="P43"/>
      <text:p text:style-name="P44">public String toLowerCase();</text:p>
      <text:p text:style-name="P44"/>
      <text:p text:style-name="P44">public String toUpperCase();</text:p>
      <text:p text:style-name="P44"/>
      <text:p text:style-name="P45">public String trim();</text:p>
      <text:p text:style-name="P45"/>
      <text:p text:style-name="P45">Ex)</text:p>
      <text:p text:style-name="P45"><draw:caption text:anchor-type="paragraph" draw:z-index="105" draw:name="Shape75" draw:style-name="gr27" draw:text-style-name="P77" svg:width="5.532cm" svg:height="2.114cm" svg:x="9.195cm" svg:y="0.399cm" draw:caption-point-x="-4.233cm" draw:caption-point-y="1.3cm"><text:p>Same durga is reeused</text:p><text:p/></draw:caption></text:p>
      <text:p text:style-name="P21"><text:span text:style-name="T1">String s1=new String(“durga”);</text:span></text:p>
      <text:p text:style-name="P45">String s2= s1.toUpperCase();</text:p>
      <text:p text:style-name="P45">String s3= s1.toLowerCase();</text:p>
      <text:p text:style-name="P31"><text:span text:style-name="T1">System.out.println(s1==s2);</text:span></text:p>
      <text:p text:style-name="P31"><draw:line text:anchor-type="paragraph" draw:z-index="97" draw:name="Shape69" draw:style-name="gr6" draw:text-style-name="P76" svg:x1="1.055cm" svg:y1="1.724cm" svg:x2="16.383cm" svg:y2="1.69cm"><text:p/></draw:line><draw:line text:anchor-type="paragraph" draw:z-index="98" draw:name="Shape70" draw:style-name="gr6" draw:text-style-name="P76" svg:x1="8.595cm" svg:y1="0.912cm" svg:x2="8.611cm" svg:y2="6.287cm"><text:p/></draw:line><draw:line text:anchor-type="paragraph" draw:z-index="106" draw:name="Shape76" draw:style-name="gr3" draw:text-style-name="P76" svg:x1="9.24cm" svg:y1="0.323cm" svg:x2="6.285cm" svg:y2="2.771cm"><text:p/></draw:line><text:span text:style-name="T1">System.out.println(s1==s3);</text:span></text:p>
      <text:p text:style-name="P31"/>
      <text:p text:style-name="P31"><draw:custom-shape text:anchor-type="paragraph" draw:z-index="100" draw:name="Shape71" draw:style-name="gr26" draw:text-style-name="P76" svg:width="3.088cm" svg:height="0.927cm" svg:x="10.871cm" svg:y="1.533cm"><text:p text:style-name="P76">durga</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span text:style-name="T15">HEAP<text:tab/><text:tab/><text:tab/><text:tab/><text:tab/><text:tab/>SCP</text:span></text:p>
      <text:p text:style-name="P31"/>
      <text:p text:style-name="P31"/>
      <text:p text:style-name="P31"><draw:custom-shape text:anchor-type="paragraph" draw:z-index="99" draw:name="Shape71" draw:style-name="gr26" svg:width="3.088cm" svg:height="0.927cm" svg:x="3.639cm" svg:y="0.337cm"><text:p text:style-name="P76">durga</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1"><draw:line text:anchor-type="paragraph" draw:z-index="101" draw:name="Shape72" draw:style-name="gr3" draw:text-style-name="P76" svg:x1="1.963cm" svg:y1="0.312cm" svg:x2="3.506cm" svg:y2="0.291cm"><text:p/></draw:line><text:tab/><text:span text:style-name="T15">s1</text:span></text:p>
      <text:p text:style-name="P31"><draw:line text:anchor-type="paragraph" draw:z-index="104" draw:name="Shape74" draw:style-name="gr3" draw:text-style-name="P76" svg:x1="2.184cm" svg:y1="1.215cm" svg:x2="4.389cm" svg:y2="0.289cm"><text:p/></draw:line></text:p>
      <text:p text:style-name="P31"/>
      <text:p text:style-name="P31"><draw:custom-shape text:anchor-type="paragraph" draw:z-index="102" draw:name="Shape71" draw:style-name="gr26" draw:text-style-name="P76" svg:width="3.088cm" svg:height="0.927cm" svg:x="4.353cm" svg:y="0.482cm"><text:p text:style-name="P76">DURGA</text:p><draw:enhanced-geometry svg:viewBox="0 0 21600 21600" draw:glue-points="10800 0 3163 3163 0 10800 3163 18437 10800 21600 18437 18437 21600 10800 18437 3163" draw:text-areas="3163 3163 18437 18437" draw:type="ellipse" draw:enhanced-path="U 10800 10800 10800 10800 0 360 Z N"/></draw:custom-shape><text:tab/><text:span text:style-name="T15">s3</text:span></text:p>
      <text:p text:style-name="P31"><text:tab/></text:p>
      <text:p text:style-name="P31"><draw:line text:anchor-type="paragraph" draw:z-index="103" draw:name="Shape73" draw:style-name="gr3" draw:text-style-name="P76" svg:x1="1.94cm" svg:y1="0.238cm" svg:x2="3.924cm" svg:y2="0.039cm"><text:p/></draw:line><text:tab/><text:span text:style-name="T15">s2</text:span></text:p>
      <text:p text:style-name="P47"><draw:caption text:anchor-type="paragraph" draw:z-index="113" draw:name="Shape83" draw:style-name="gr29" draw:text-style-name="P77" svg:width="6.072cm" svg:height="0.489cm" svg:x="8.795cm" svg:y="0.256cm" draw:caption-point-x="-3.86cm" draw:caption-point-y="0.621cm"><text:p>No chang4es in contend</text:p></draw:caption><text:soft-page-break/>Ex)</text:p>
      <text:p text:style-name="P22"><text:span text:style-name="T1">String s1=“durga”;</text:span></text:p>
      <text:p text:style-name="P47">String s2=s1.toString();</text:p>
      <text:p text:style-name="P46"><draw:caption text:anchor-type="paragraph" draw:z-index="117" draw:name="Shape85" draw:style-name="gr30" draw:text-style-name="P77" svg:width="6.88cm" svg:height="0.653cm" svg:x="8.982cm" svg:y="0.258cm" draw:caption-point-x="-4.047cm" draw:caption-point-y="0.529cm"><text:p>Object created in Heap only</text:p></draw:caption>String s<text:span text:style-name="T16">3</text:span>= s1.to<text:span text:style-name="T18">Lower</text:span>Case();<text:span text:style-name="T1">System.out.println(s1==s2);</text:span></text:p>
      <text:p text:style-name="P46">String s<text:span text:style-name="T16">4</text:span>= s1.to<text:span text:style-name="T18">Upper</text:span>Case();</text:p>
      <text:p text:style-name="P32"><text:span text:style-name="T1">System.out.println(s1==s2);</text:span></text:p>
      <text:p text:style-name="P32"><text:span text:style-name="T1">System.out.println(s1==s3);</text:span></text:p>
      <text:p text:style-name="P32"><text:span text:style-name="T1">System.out.println(s1==s3);</text:span></text:p>
      <text:p text:style-name="P32"><draw:line text:anchor-type="paragraph" draw:z-index="109" draw:name="Shape78" draw:style-name="gr6" draw:text-style-name="P76" svg:x1="8.049cm" svg:y1="0.034cm" svg:x2="8.049cm" svg:y2="5.638cm"><text:p/></draw:line></text:p>
      <text:p text:style-name="P32"><text:tab/><text:tab/><text:span text:style-name="T17">HEAP<text:tab/><text:tab/><text:tab/><text:tab/><text:tab/><text:tab/>SCP</text:span></text:p>
      <text:p text:style-name="P32"><draw:line text:anchor-type="paragraph" draw:z-index="108" draw:name="Shape77" draw:style-name="gr6" draw:text-style-name="P76" svg:x1="0.235cm" svg:y1="0.522cm" svg:x2="16.764cm" svg:y2="0.367cm"><text:p/></draw:line></text:p>
      <text:p text:style-name="P32"><draw:custom-shape text:anchor-type="paragraph" draw:z-index="110" draw:name="Shape79" draw:style-name="gr28" draw:text-style-name="P76" svg:width="2.895cm" svg:height="1.278cm" svg:x="12.652cm" svg:y="0.411cm"><text:p text:style-name="P76">durga</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2"><draw:custom-shape text:anchor-type="paragraph" draw:z-index="114" draw:name="Shape79" draw:style-name="gr28" draw:text-style-name="P76" svg:width="2.895cm" svg:height="1.278cm" svg:x="4.373cm" svg:y="0.118cm"><text:p text:style-name="P76">DURGA</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2"><draw:line text:anchor-type="paragraph" draw:z-index="111" draw:name="Shape80" draw:style-name="gr3" draw:text-style-name="P76" svg:x1="10.134cm" svg:y1="0.339cm" svg:x2="12.438cm" svg:y2="0.12cm"><text:p/></draw:line><draw:line text:anchor-type="paragraph" draw:z-index="116" draw:name="Shape84" draw:style-name="gr3" draw:text-style-name="P76" svg:x1="2.258cm" svg:y1="0.307cm" svg:x2="4.002cm" svg:y2="0.245cm"><text:p/></draw:line><text:tab/><text:span text:style-name="T18">s4</text:span><text:tab/><text:tab/><text:tab/><text:tab/><text:tab/><text:tab/><text:tab/><text:span text:style-name="T17">s1</text:span></text:p>
      <text:p text:style-name="P32"><draw:line text:anchor-type="paragraph" draw:z-index="112" draw:name="Shape81" draw:style-name="gr3" draw:text-style-name="P76" svg:x1="9.823cm" svg:y1="1.285cm" svg:x2="12.905cm" svg:y2="0.228cm"><text:p/></draw:line></text:p>
      <text:p text:style-name="P32"><draw:line text:anchor-type="paragraph" draw:z-index="115" draw:name="Shape82" draw:style-name="gr3" draw:text-style-name="P76" svg:x1="9.636cm" svg:y1="1.731cm" svg:x2="13.651cm" svg:y2="0.143cm"><text:p/></draw:line><text:tab/></text:p>
      <text:p text:style-name="P32"><text:tab/><text:tab/><text:tab/><text:tab/><text:tab/><text:tab/><text:tab/><text:span text:style-name="T17">s2</text:span></text:p>
      <text:p text:style-name="P32"/>
      <text:p text:style-name="P32"><text:tab/><text:tab/><text:tab/><text:tab/><text:tab/><text:tab/><text:tab/><text:span text:style-name="T17">s3</text:span></text:p>
      <text:p text:style-name="P32"/>
      <text:p text:style-name="P32"/>
      <text:p text:style-name="P48">Q)How to Create our own immutable class?</text:p>
      <text:p text:style-name="P48"/>
      <text:p text:style-name="P48">A)</text:p>
      <text:p text:style-name="P48">if change in contend new obj is created, if no changes in contend then existing obj is reused.</text:p>
      <text:p text:style-name="P48"/>
      <text:p text:style-name="P48"/>
      <text:p text:style-name="P48"><text:span text:style-name="T19">Final c</text:span>lass Test</text:p>
      <text:p text:style-name="P48">{</text:p>
      <text:p text:style-name="P48">private int i;</text:p>
      <text:p text:style-name="P48">Test()</text:p>
      <text:p text:style-name="P48"><draw:caption text:anchor-type="paragraph" draw:z-index="124" draw:name="Shape92" draw:style-name="gr14" draw:text-style-name="P77" svg:width="4.278cm" svg:height="1.96cm" svg:x="7.564cm" svg:y="0.131cm" draw:caption-point-x="-1.962cm" draw:caption-point-y="3.594cm"><text:p>Because of this mofify () Test6 class is immutable</text:p></draw:caption>{</text:p>
      <text:p text:style-name="P48">this.i=i;</text:p>
      <text:p text:style-name="P48">}</text:p>
      <text:p text:style-name="P48"/>
      <text:p text:style-name="P48"><draw:path text:anchor-type="paragraph" draw:z-index="123" draw:name="Shape91" draw:style-name="gr6" draw:text-style-name="P76" svg:width="7.372cm" svg:height="7.724cm" draw:transform="skewX (6.54086296926705E-017) rotate (-2.03453030904979) translate (7.89298184150673cm 2.25190944942892cm)" svg:viewBox="0 0 7373 7725" svg:d="M2347 7626c405-51 822-88 1223-20 301 51 488-175 748-227 336-66 489-404 730-611 192-165 452-227 690-296 250-72 515 16 770-89 286-118 468-365 670-582 212-229 212-516 178-779-41-313-342-537-444-837-82-237-103-495-236-720-134-227-220-484-355-710-128-214-252-434-356-660-92-201-215-384-315-582-112-224-276-419-435-621-178-228-444-431-759-435-397-5-191-548-690-444-246 52-520 2-750 129-235 129-459 269-640 494-217 268-381 561-601 817-183 211-212 500-513 651-224 112-385 318-582 465-216 160-457 317-582 560-136 268-96 587-79 878 17 290 193 509 286 770 98 275 143 566 266 828 98 207 242 388 346 592 107 211 150 493 375 601 262 126 400 343 641 492 228 143 470 246 661 435"><text:p/></draw:path></text:p>
      <text:p text:style-name="P48"><draw:caption text:anchor-type="paragraph" draw:z-index="125" draw:name="Shape93" draw:style-name="gr14" draw:text-style-name="P77" svg:width="5.689cm" svg:height="2.437cm" svg:x="8.49cm" svg:y="0.43cm" draw:caption-point-x="-2.602cm" draw:caption-point-y="2.228cm"><text:p>In String class every method is developed in this Style</text:p><text:p/><text:p>Declare class as final so cannot change the contend of class</text:p></draw:caption></text:p>
      <text:p text:style-name="P48">public Test modify(int i)</text:p>
      <text:p text:style-name="P48">{</text:p>
      <text:p text:style-name="P48"><text:tab/>if (this.i==i)</text:p>
      <text:p text:style-name="P48"><text:tab/>{</text:p>
      <text:p text:style-name="P48"><text:tab/><text:tab/>return this;</text:p>
      <text:p text:style-name="P48"><text:tab/>}</text:p>
      <text:p text:style-name="P48"><text:tab/>else</text:p>
      <text:p text:style-name="P48"><text:tab/>{</text:p>
      <text:p text:style-name="P48"><text:tab/><text:tab/>return new Test(i);</text:p>
      <text:p text:style-name="P48"><text:tab/>}<text:tab/></text:p>
      <text:p text:style-name="P48">}</text:p>
      <text:p text:style-name="P48"/>
      <text:p text:style-name="P48"/>
      <text:p text:style-name="P48"/>
      <text:p text:style-name="P48"/>
      <text:p text:style-name="P48"><draw:custom-shape text:anchor-type="paragraph" draw:z-index="118" draw:name="Shape86" draw:style-name="gr31" svg:width="2.647cm" svg:height="0.839cm" svg:x="11.906cm" svg:y="0.191cm"><text:p text:style-name="P76">i=10</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0" draw:name="Shape88" draw:style-name="gr3" draw:text-style-name="P76" svg:x1="9.437cm" svg:y1="0.191cm" svg:x2="11.642cm" svg:y2="0.479cm"><text:p/></draw:line><text:soft-page-break/>Test t1=new Test(10);<text:tab/><text:tab/><text:tab/><text:tab/><text:tab/><text:span text:style-name="T19">t1</text:span></text:p>
      <text:p text:style-name="P48"><draw:line text:anchor-type="paragraph" draw:z-index="121" draw:name="Shape89" draw:style-name="gr3" draw:text-style-name="P76" svg:x1="9.68cm" svg:y1="0.785cm" svg:x2="11.797cm" svg:y2="0.365cm"><text:p/></draw:line>Test t2=t1.modify(100);</text:p>
      <text:p text:style-name="P48">Test t3=t1.modify(10);<text:tab/><text:tab/><text:tab/><text:tab/><text:span text:style-name="T19">t3</text:span></text:p>
      <text:p text:style-name="P33"><draw:custom-shape text:anchor-type="paragraph" draw:z-index="119" draw:name="Shape87" draw:style-name="gr32" svg:width="2.514cm" svg:height="0.994cm" svg:x="12.106cm" svg:y="0.097cm"><text:p text:style-name="P76">i=100</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System.out.println(t1==t2); <text:s/>//false</text:span></text:p>
      <text:p text:style-name="P33"><draw:line text:anchor-type="paragraph" draw:z-index="122" draw:name="Shape90" draw:style-name="gr3" draw:text-style-name="P76" svg:x1="9.613cm" svg:y1="0.25cm" svg:x2="11.597cm" svg:y2="0.118cm"><text:p/></draw:line><text:span text:style-name="T1">System.out.println(t1==t2); <text:s/>//true<text:tab/><text:tab/><text:tab/>t2</text:span></text:p>
      <text:p text:style-name="P33"/>
      <text:p text:style-name="P33"><text:span text:style-name="T20">Q) immutabi;ity vs <text:s/>final?</text:span></text:p>
      <text:p text:style-name="P33"/>
      <text:p text:style-name="P49">Immutability is related to OBJECT</text:p>
      <text:p text:style-name="P49">final is related to reference variable.</text:p>
      <text:p text:style-name="P49"><draw:caption text:anchor-type="paragraph" draw:z-index="128" draw:name="Shape95" draw:style-name="gr14" draw:text-style-name="P77" svg:width="6.174cm" svg:height="1.96cm" svg:x="7.629cm" svg:y="0.416cm" draw:caption-point-x="-7.188cm" draw:caption-point-y="2.602cm"><text:p>Here we cant reassign this reference variable to any new Object</text:p><text:p>In curren5t obj we can happly do any changes</text:p></draw:caption></text:p>
      <text:p text:style-name="P49">Ex)</text:p>
      <text:p text:style-name="P49">class Test</text:p>
      <text:p text:style-name="P49">{</text:p>
      <text:p text:style-name="P49">p s v m (...)</text:p>
      <text:p text:style-name="P49"><draw:custom-shape text:anchor-type="paragraph" draw:z-index="126" draw:name="Shape87" draw:style-name="gr32" draw:text-style-name="P76" svg:width="2.514cm" svg:height="0.994cm" svg:x="13.825cm" svg:y="0.45cm"><text:p text:style-name="P76">durgasoft</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9"><draw:line text:anchor-type="paragraph" draw:z-index="127" draw:name="Shape94" draw:style-name="gr3" draw:text-style-name="P76" svg:x1="10.892cm" svg:y1="0.538cm" svg:x2="13.428cm" svg:y2="0.427cm"><text:p/></draw:line>final StringBuffer sb=new SrtingBuffer(“durga”);</text:p>
      <text:p text:style-name="P49">sb.append(“soft”); <text:tab/><text:tab/><text:tab/><text:tab/><text:tab/><text:tab/>sb</text:p>
      <text:p text:style-name="P34"><text:span text:style-name="T20">System.out.println(sb);</text:span></text:p>
      <text:p text:style-name="P56">sb=new StringBuffer(“Ravi”); <text:s text:c="4"/>//CE:can not assign value to final variable sb</text:p>
      <text:p text:style-name="P56"/>
      <text:p text:style-name="P56">Conclusions:</text:p>
      <text:p text:style-name="P56">By declaring variable as final we wont get immutability.</text:p>
      <text:p text:style-name="P56">If we dont want to <text:s/>perform reassignment of variable then it is final</text:p>
      <text:p text:style-name="P56">If we dont wont to perform any changes in objectthen it is immutable.</text:p>
      <text:p text:style-name="P56">Fianl is related to <text:s/>variable not about object</text:p>
      <text:p text:style-name="P56">mutability is related to object not related to variable. </text:p>
      <text:p text:style-name="P56"/>
      <text:p text:style-name="P56">WE CAN NOT MAKE STRINGBUFFER AS IMMUTABLE BECAUSE OF ALL METHODS O9F STRINGBUFFER ARE MENT FOR MUTABILITY.<text:tab/></text:p>
      <text:p text:style-name="P56"/>
      <text:p text:style-name="P56">Q) Need of StringBuffer?</text:p>
      <text:p text:style-name="P56">A)</text:p>
      <text:p text:style-name="P56">If contend are keep on changing </text:p>
      <text:p text:style-name="P56"><draw:custom-shape text:anchor-type="paragraph" draw:z-index="129" draw:name="Shape96" draw:style-name="gr33" svg:width="1.83cm" svg:height="0.816cm" svg:x="4.235cm" svg:y="0.153cm"><text:p text:style-name="P76">Durga</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7"><draw:custom-shape text:anchor-type="paragraph" draw:z-index="130" draw:name="Shape96" draw:style-name="gr33" draw:text-style-name="P76" svg:width="1.83cm" svg:height="0.816cm" svg:x="7.057cm" svg:y="0.085cm"><text:p text:style-name="P76">DurgaSoft</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33" draw:name="Shape97" draw:style-name="gr3" draw:text-style-name="P76" svg:x1="3.286cm" svg:y1="0.085cm" svg:x2="4.124cm" svg:y2="0.041cm"><text:p/></draw:line><draw:line text:anchor-type="paragraph" draw:z-index="134" draw:name="Shape98" draw:style-name="gr3" draw:text-style-name="P76" svg:x1="6.241cm" svg:y1="0.064cm" svg:x2="7.058cm" svg:y2="0.394cm"><text:p/></draw:line>String s=”Durga”;</text:p>
      <text:p text:style-name="P57"><draw:custom-shape text:anchor-type="paragraph" draw:z-index="131" draw:name="Shape96" draw:style-name="gr34" draw:text-style-name="P76" svg:width="2.756cm" svg:height="0.816cm" svg:x="9.372cm" svg:y="0.259cm"><text:p text:style-name="P76">DurgaSoftWare</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35" draw:name="Shape99" draw:style-name="gr3" draw:text-style-name="P76" svg:x1="9.019cm" svg:y1="0.127cm" svg:x2="9.945cm" svg:y2="0.392cm"><text:p/></draw:line>s,concat(“Soft”);</text:p>
      <text:p text:style-name="P57"><draw:line text:anchor-type="paragraph" draw:z-index="136" draw:name="Shape100" draw:style-name="gr3" draw:text-style-name="P76" svg:x1="11.906cm" svg:y1="0.369cm" svg:x2="12.92cm" svg:y2="0.72cm"><text:p/></draw:line>s,concat(“Ware”);</text:p>
      <text:p text:style-name="P57"><draw:custom-shape text:anchor-type="paragraph" draw:z-index="132" draw:name="Shape96" draw:style-name="gr35" draw:text-style-name="P81" svg:width="4.848cm" svg:height="0.817cm" svg:x="12.151cm" svg:y="0.363cm"><text:p text:style-name="P76"><text:span text:style-name="T32">DurgaSoftWareSolution</text:span></text:p><draw:enhanced-geometry svg:viewBox="0 0 21600 21600" draw:glue-points="10800 0 3163 3163 0 10800 3163 18437 10800 21600 18437 18437 21600 10800 18437 3163" draw:text-areas="3163 3163 18437 18437" draw:type="ellipse" draw:enhanced-path="U 10800 10800 10800 10800 0 360 Z N"/></draw:custom-shape>s,concat(“Solution”);</text:p>
      <text:p text:style-name="P57"/>
      <text:p text:style-name="P57"/>
      <text:p text:style-name="P57">new Object is created every time.</text:p>
      <text:p text:style-name="P57"><draw:custom-shape text:anchor-type="paragraph" draw:z-index="137" draw:name="Shape96" draw:style-name="gr35" draw:text-style-name="P81" svg:width="4.848cm" svg:height="0.817cm" svg:x="12.527cm" svg:y="0.071cm"><text:p text:style-name="P76"><text:span text:style-name="T32">DurgaSoftWareSo</text:span><text:span text:style-name="T32">lution</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7"><draw:line text:anchor-type="paragraph" draw:z-index="138" draw:name="Shape101" draw:style-name="gr3" draw:text-style-name="P76" svg:x1="11.224cm" svg:y1="0.379cm" svg:x2="12.528cm" svg:y2="0.026cm"><text:p/></draw:line></text:p>
      <text:p text:style-name="P57">In String Buffer all required changes are perform i only one objject.</text:p>
      <text:p text:style-name="P57"/>
      <text:p text:style-name="P50">String s=new Srting“durga”); <text:s text:c="38"/>StringBuffer sb=new SrtingBuffer(“durga”);</text:p>
      <text:p text:style-name="P57"><draw:custom-shape text:anchor-type="paragraph" draw:z-index="139" draw:name="Shape96" draw:style-name="gr33" draw:text-style-name="P76" svg:width="1.83cm" svg:height="0.816cm" svg:x="1.766cm" svg:y="0.307cm"><text:p text:style-name="P76">Durga</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0" draw:name="Shape96" draw:style-name="gr33" draw:text-style-name="P76" svg:width="1.83cm" svg:height="0.816cm" svg:x="12.04cm" svg:y="0.286cm"><text:p text:style-name="P76">Durga</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7"/>
      <text:p text:style-name="P57"><draw:line text:anchor-type="paragraph" draw:z-index="141" draw:name="Shape102" draw:style-name="gr3" draw:text-style-name="P76" svg:x1="1.896cm" svg:y1="0.148cm" svg:x2="1.081cm" svg:y2="1.083cm"><text:p/></draw:line><draw:line text:anchor-type="paragraph" draw:z-index="142" draw:name="Shape103" draw:style-name="gr3" draw:text-style-name="P76" svg:x1="3.418cm" svg:y1="0.148cm" svg:x2="4.453cm" svg:y2="0.995cm"><text:p/></draw:line><draw:line text:anchor-type="paragraph" draw:z-index="143" draw:name="Shape104" draw:style-name="gr3" draw:text-style-name="P76" svg:x1="11.907cm" svg:y1="0.004cm" svg:x2="11.268cm" svg:y2="1.106cm"><text:p/></draw:line><draw:line text:anchor-type="paragraph" draw:z-index="144" draw:name="Shape105" draw:style-name="gr3" draw:text-style-name="P76" svg:x1="13.384cm" svg:y1="0.127cm" svg:x2="14.993cm" svg:y2="1.083cm"><text:p/></draw:line></text:p>
      <text:p text:style-name="P57"/>
      <text:p text:style-name="P58">length 5 <text:s text:c="22"/>capicity <text:s/>5<text:tab/><text:tab/><text:tab/><text:tab/>length <text:s/>5 <text:s text:c="18"/>capicity(bellow)</text:p>
      <text:p text:style-name="P59"><text:soft-page-break/>Constructors of StringBuffer:</text:p>
      <text:p text:style-name="P59"/>
      <text:p text:style-name="P51"><text:s/>StringBuffer sb=new SrtingBuffer(); <text:s/>// <text:span text:style-name="T21">init capicity <text:s/>16</text:span></text:p>
      <text:p text:style-name="P51"><draw:custom-shape text:anchor-type="paragraph" draw:z-index="145" draw:name="Shape106" draw:style-name="gr36" svg:width="2.647cm" svg:height="0.95cm" svg:x="7.497cm" svg:y="0.508cm"><text:p text:style-name="P76"><text:s/><text:s/>16 </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7" draw:name="Shape107" draw:style-name="gr38" draw:text-style-name="P76" svg:width="8.776cm" svg:height="0.948cm" svg:x="7.849cm" svg:y="3.685cm"><text:p text:style-name="P76">35 +36th</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48" draw:name="Shape108" draw:style-name="gr3" draw:text-style-name="P76" svg:x1="8.819cm" svg:y1="0.905cm" svg:x2="8.819cm" svg:y2="2.184cm"><text:p/></draw:line><draw:line text:anchor-type="paragraph" draw:z-index="149" draw:name="Shape109" draw:style-name="gr6" draw:text-style-name="P76" svg:x1="8.026cm" svg:y1="0.355cm" svg:x2="9.658cm" svg:y2="1.655cm"><text:p/></draw:line><draw:line text:anchor-type="paragraph" draw:z-index="150" draw:name="Shape110" draw:style-name="gr6" draw:text-style-name="P76" svg:x1="9.657cm" svg:y1="0.355cm" svg:x2="7.828cm" svg:y2="1.678cm"><text:p/></draw:line><draw:line text:anchor-type="paragraph" draw:z-index="158" draw:name="Shape109" draw:style-name="gr6" draw:text-style-name="P76" svg:x1="8.026cm" svg:y1="0.355cm" svg:x2="9.658cm" svg:y2="1.655cm"><text:p/></draw:line><draw:custom-shape text:anchor-type="paragraph" draw:z-index="146" draw:name="Shape106" draw:style-name="gr37" draw:text-style-name="P76" svg:width="5.225cm" svg:height="0.95cm" svg:x="7.564cm" svg:y="2.184cm"><text:p text:style-name="P76">16 + 17th</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1"><draw:line text:anchor-type="paragraph" draw:z-index="154" draw:name="Shape114" draw:style-name="gr6" draw:text-style-name="P76" svg:x1="6.197cm" svg:y1="0.265cm" svg:x2="6.506cm" svg:y2="0.727cm"><text:p/></draw:line><draw:line text:anchor-type="paragraph" draw:z-index="155" draw:name="Shape115" draw:style-name="gr6" draw:text-style-name="P76" svg:x1="6.505cm" svg:y1="0.265cm" svg:x2="5.997cm" svg:y2="0.683cm"><text:p/></draw:line><text:s/><text:span text:style-name="T21">new capacity=</text:span><text:tab/><text:tab/><text:tab/><text:tab/></text:p>
      <text:p text:style-name="P51"><draw:line text:anchor-type="paragraph" draw:z-index="151" draw:name="Shape111" draw:style-name="gr3" draw:text-style-name="P76" svg:x1="5.733cm" svg:y1="0.042cm" svg:x2="7.211cm" svg:y2="0.019cm"><text:p/></draw:line><draw:line text:anchor-type="paragraph" draw:z-index="152" draw:name="Shape112" draw:style-name="gr3" draw:text-style-name="P76" svg:x1="5.689cm" svg:y1="0.483cm" svg:x2="7.564cm" svg:y2="1.739cm"><text:p/></draw:line><text:span text:style-name="T21">(cc+1)*2</text:span><text:tab/> <text:s text:c="12"/><text:tab/><text:span text:style-name="T21">sb</text:span></text:p>
      <text:p text:style-name="P59"><draw:line text:anchor-type="paragraph" draw:z-index="156" draw:name="Shape116" draw:style-name="gr6" draw:text-style-name="P76" svg:x1="6.152cm" svg:y1="0.15cm" svg:x2="6.725cm" svg:y2="0.967cm"><text:p/></draw:line><draw:line text:anchor-type="paragraph" draw:z-index="157" draw:name="Shape117" draw:style-name="gr6" draw:text-style-name="P76" svg:x1="6.725cm" svg:y1="0.393cm" svg:x2="6.152cm" svg:y2="0.679cm"><text:p/></draw:line>(16+1)*2=34</text:p>
      <text:p text:style-name="P59"><draw:line text:anchor-type="paragraph" draw:z-index="153" draw:name="Shape113" draw:style-name="gr3" draw:text-style-name="P76" svg:x1="5.292cm" svg:y1="0.016cm" svg:x2="7.652cm" svg:y2="2.067cm"><text:p/></draw:line>(35+1)*2=70</text:p>
      <text:p text:style-name="P59"/>
      <text:p text:style-name="P59"/>
      <text:p text:style-name="P59"/>
      <text:p text:style-name="P59"/>
      <text:p text:style-name="P59"/>
      <text:p text:style-name="P52"><text:s/>StringBuffer sb=new SrtingBuffer(<text:span text:style-name="T22">int capacity</text:span>); <text:s text:c="4"/>//<text:span text:style-name="T22">100</text:span></text:p>
      <text:p text:style-name="P52"><draw:custom-shape text:anchor-type="paragraph" draw:z-index="161" draw:name="Shape106" draw:style-name="gr36" draw:text-style-name="P76" svg:width="2.647cm" svg:height="0.95cm" svg:x="7.761cm" svg:y="0.046cm"><text:p text:style-name="P76"><text:s/><text:s/>100</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3" draw:name="Shape118" draw:style-name="gr6" draw:text-style-name="P76" svg:x1="5.997cm" svg:y1="0.268cm" svg:x2="6.791cm" svg:y2="0.797cm"><text:p/></draw:line><draw:line text:anchor-type="paragraph" draw:z-index="164" draw:name="Shape119" draw:style-name="gr6" draw:text-style-name="P76" svg:x1="6.594cm" svg:y1="0.159cm" svg:x2="6.13cm" svg:y2="0.798cm"><text:p/></draw:line><draw:caption text:anchor-type="paragraph" draw:z-index="165" draw:name="Shape120" draw:style-name="gr14" draw:text-style-name="P77" svg:width="1.96cm" svg:height="1.96cm" svg:x="13.208cm" svg:y="0.203cm" draw:caption-point-x="-0.684cm" draw:caption-point-y="1.504cm"><text:p>While inserting 101th element </text:p></draw:caption><text:tab/><text:tab/></text:p>
      <text:p text:style-name="P52"><draw:line text:anchor-type="paragraph" draw:z-index="159" draw:name="Shape111" draw:style-name="gr3" draw:text-style-name="P76" svg:x1="5.733cm" svg:y1="0.042cm" svg:x2="7.211cm" svg:y2="0.019cm"><text:p/></draw:line><draw:line text:anchor-type="paragraph" draw:z-index="160" draw:name="Shape112" draw:style-name="gr3" draw:text-style-name="P76" svg:x1="5.689cm" svg:y1="0.483cm" svg:x2="7.564cm" svg:y2="1.739cm"><text:p/></draw:line><text:span text:style-name="T21">(cc+1)*2</text:span><text:tab/> <text:s text:c="12"/><text:tab/><text:span text:style-name="T21">sb</text:span></text:p>
      <text:p text:style-name="P60">(1<text:span text:style-name="T22">00</text:span>+1)*2=<text:span text:style-name="T22">202</text:span></text:p>
      <text:p text:style-name="P60"><draw:custom-shape text:anchor-type="paragraph" draw:z-index="162" draw:name="Shape106" draw:style-name="gr37" draw:text-style-name="P76" svg:width="5.225cm" svg:height="0.95cm" svg:x="7.849cm" svg:y="0.247cm"><text:p text:style-name="P76">202</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0"/>
      <text:p text:style-name="P60"/>
      <text:p text:style-name="P60"/>
      <text:p text:style-name="P60"><draw:custom-shape text:anchor-type="paragraph" draw:z-index="166" draw:name="Shape121" draw:style-name="gr39" draw:text-style-name="P76" svg:width="1.676cm" svg:height="2.227cm" svg:x="13.958cm" svg:y="0.411cm"><text:p text:style-name="P76">5</text:p><text:p text:style-name="P76">16</text:p><text:p text:style-name="P76">80(16*5)</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167" draw:name="Shape122" draw:style-name="gr6" draw:text-style-name="P76" svg:x1="13.605cm" svg:y1="0.432cm" svg:x2="16.184cm" svg:y2="2.439cm"><text:p/></draw:line><draw:line text:anchor-type="paragraph" draw:z-index="168" draw:name="Shape123" draw:style-name="gr6" draw:text-style-name="P76" svg:x1="16.183cm" svg:y1="0.432cm" svg:x2="13.714cm" svg:y2="2.901cm"><text:p/></draw:line></text:p>
      <text:p text:style-name="P53"><text:s/>StringBuffer sb=new SrtingBuffer(<text:span text:style-name="T23">String s</text:span>); <text:s/></text:p>
      <text:p text:style-name="P61">Ex)</text:p>
      <text:p text:style-name="P53"><draw:line text:anchor-type="paragraph" draw:z-index="169" draw:name="Shape124" draw:style-name="gr3" draw:text-style-name="P76" svg:x1="9.878cm" svg:y1="0.295cm" svg:x2="13.605cm" svg:y2="0.009cm"><text:p/></draw:line>StringBuffer sb=new SrtingBuffer(“<text:span text:style-name="T23">durga”</text:span>); <text:s text:c="2"/><text:span text:style-name="T23">capicity</text:span></text:p>
      <text:p text:style-name="P53"><text:s/></text:p>
      <text:p text:style-name="P61">capicity=s.length()+16; <text:s text:c="10"/>: capacity=21</text:p>
      <text:p text:style-name="P61"/>
      <text:p text:style-name="P62">Q) Important methods of StringBuffer()?</text:p>
      <text:p text:style-name="P62"><draw:caption text:anchor-type="paragraph" draw:z-index="170" draw:name="Shape125" draw:style-name="gr40" draw:text-style-name="P82" svg:width="7.85cm" svg:height="3.573cm" svg:x="9.416cm" svg:y="0.198cm" draw:caption-point-x="-4.124cm" draw:caption-point-y="2.866cm"><text:p text:style-name="P78"><text:span text:style-name="T33">StringBuffer sb=new </text:span><text:span text:style-name="T33">SrtingBuffer(“durga”);</text:span></text:p><text:p text:style-name="P78"><text:span text:style-name="T33"/></text:p><text:p text:style-name="P78"><text:span text:style-name="T33">SOP(sb.charAt(3); //g</text:span></text:p><text:p text:style-name="P78"><text:span text:style-name="T33"><text:s/></text:span></text:p><text:p text:style-name="P78"><text:span text:style-name="T33">SOP(sb.charAt(30);</text:span></text:p><text:p text:style-name="P78"><text:span text:style-name="T33">//</text:span><text:span text:style-name="T33">StringIndexOutOfBoundException</text:span></text:p></draw:caption></text:p>
      <text:p text:style-name="P62">A)</text:p>
      <text:p text:style-name="P62">public int length();</text:p>
      <text:p text:style-name="P62"/>
      <text:p text:style-name="P62">public int capacity();</text:p>
      <text:p text:style-name="P62"/>
      <text:p text:style-name="P62">public char charAt(int index);</text:p>
      <text:p text:style-name="P62"/>
      <text:p text:style-name="P63"><draw:caption text:anchor-type="paragraph" draw:z-index="173" draw:name="Shape128" draw:style-name="gr14" draw:text-style-name="P77" svg:width="3.749cm" svg:height="1.96cm" svg:x="10.319cm" svg:y="0.183cm" draw:caption-point-x="-3.087cm" draw:caption-point-y="1.147cm"><text:p>Add the index at end od the string</text:p></draw:caption>public <text:span text:style-name="T24">void</text:span> <text:span text:style-name="T24">set</text:span>charAt(int index <text:span text:style-name="T24">cha c</text:span>);</text:p>
      <text:p text:style-name="P63"/>
      <text:p text:style-name="P64">puublic StringBuffer append(String s);</text:p>
      <text:p text:style-name="P64"><draw:path text:anchor-type="paragraph" draw:z-index="171" draw:name="Shape126" draw:style-name="gr6" draw:text-style-name="P76" svg:width="2.219cm" svg:height="2.274cm" draw:transform="rotate (-0.492182849062401) translate (7.23194446032275cm 0.0899583037204627cm)" svg:viewBox="0 0 2220 2275" svg:d="M0 0c3827 0 1546 2275 1546 2275l28-41"><text:p/></draw:path><text:s text:c="34"/>append(byte b);</text:p>
      <text:p text:style-name="P64"><text:s text:c="34"/>append(int i);</text:p>
      <text:p text:style-name="P64"><draw:custom-shape text:anchor-type="paragraph" draw:z-index="172" draw:name="Shape127" draw:style-name="gr41" draw:text-style-name="P76" svg:width="4.631cm" svg:height="1.544cm" svg:x="9.46cm" svg:y="0.219cm"><text:p text:style-name="P76">Overloaded Methods</text:p><draw:enhanced-geometry svg:viewBox="0 0 21600 21600" draw:type="rectangle" draw:enhanced-path="M 0 0 L 21600 0 21600 21600 0 21600 0 0 Z N"/></draw:custom-shape><text:s text:c="34"/>append(float f);</text:p>
      <text:p text:style-name="P64"><text:s text:c="34"/>append(long ol);</text:p>
      <text:p text:style-name="P64"><text:s text:c="34"/>append(short s); <text:s text:c="33"/></text:p>
      <text:p text:style-name="P64"><text:s text:c="34"/>append(boolean b);....</text:p>
      <text:p text:style-name="P65"/>
      <text:p text:style-name="P66">Ex)</text:p>
      <text:p text:style-name="P66"/>
      <text:p text:style-name="P65"/>
      <text:p text:style-name="P65"/>
      <text:p text:style-name="P65"/>
      <text:p text:style-name="P65"><text:soft-page-break/></text:p>
      <text:p text:style-name="P65"/>
      <text:p text:style-name="P65">puublic StringBuffer <text:s text:c="2"/><text:span text:style-name="T25">insert</text:span>(String s); <text:s text:c="6"/>//<text:span text:style-name="T25">to add object at specified index</text:span></text:p>
      <text:p text:style-name="P65"/>
      <text:p text:style-name="P65"><draw:path text:anchor-type="paragraph" draw:z-index="174" draw:name="Shape126" draw:style-name="gr6" draw:text-style-name="P76" svg:width="2.219cm" svg:height="2.274cm" draw:transform="rotate (-0.492182849062401) translate (7.23194446032275cm 0.0899583037204627cm)" svg:viewBox="0 0 2220 2275" svg:d="M0 0c3827 0 1546 2275 1546 2275l28-41"><text:p/></draw:path><text:s text:c="34"/><text:span text:style-name="T25">insert</text:span>(byte b);</text:p>
      <text:p text:style-name="P65"><text:s text:c="34"/><text:span text:style-name="T25">insert</text:span>(int i);</text:p>
      <text:p text:style-name="P65"><draw:custom-shape text:anchor-type="paragraph" draw:z-index="175" draw:name="Shape127" draw:style-name="gr41" draw:text-style-name="P76" svg:width="4.631cm" svg:height="1.544cm" svg:x="9.46cm" svg:y="0.219cm"><text:p text:style-name="P76">Overloaded Methods</text:p><draw:enhanced-geometry svg:viewBox="0 0 21600 21600" draw:type="rectangle" draw:enhanced-path="M 0 0 L 21600 0 21600 21600 0 21600 0 0 Z N"/></draw:custom-shape><text:s text:c="34"/><text:span text:style-name="T25">insert</text:span>(float f);</text:p>
      <text:p text:style-name="P65"><text:s text:c="34"/><text:span text:style-name="T25">insert</text:span>(long ol);</text:p>
      <text:p text:style-name="P65"><text:s text:c="34"/>append(short s); <text:s text:c="33"/></text:p>
      <text:p text:style-name="P65"><text:s text:c="34"/><text:span text:style-name="T25">insert</text:span>(boolean b);....</text:p>
      <text:p text:style-name="P66">Ex)</text:p>
      <text:p text:style-name="P66"/>
      <text:p text:style-name="P54"><text:s/>StringBuffer sb=new SrtingBuffer(“<text:span text:style-name="T25">abncdef</text:span>”);</text:p>
      <text:p text:style-name="P66"><draw:custom-shape text:anchor-type="paragraph" draw:z-index="176" draw:name="Shape129" draw:style-name="gr42" svg:width="6.218cm" svg:height="1.258cm" svg:x="9.282cm" svg:y="0.275cm"><text:p text:style-name="P76">ab<text:span text:style-name="T31">xyz</text:span>cdef</text:p><draw:enhanced-geometry svg:viewBox="0 0 21600 21600" draw:glue-points="10800 0 3163 3163 0 10800 3163 18437 10800 21600 18437 18437 21600 10800 18437 3163" draw:text-areas="3163 3163 18437 18437" draw:type="ellipse" draw:enhanced-path="U 10800 10800 10800 10800 0 360 Z N"/></draw:custom-shape>sb.insert(2.”xyz”);</text:p>
      <text:p text:style-name="P66">SOP(sb);</text:p>
      <text:p text:style-name="P66"/>
      <text:p text:style-name="P66"><draw:caption text:anchor-type="paragraph" draw:z-index="177" draw:name="Shape130" draw:style-name="gr14" draw:text-style-name="P77" svg:width="4.585cm" svg:height="1.96cm" svg:x="8.752cm" svg:y="0.115cm" draw:caption-point-x="-3.878cm" draw:caption-point-y="3.176cm"><text:p>1 <text:s/>2 <text:s/>3 <text:s/>4 <text:s/>5 <text:s/>6</text:p><text:p text:style-name="P78"><text:span text:style-name="T33">a b </text:span><text:span text:style-name="T34">c d e</text:span><text:span text:style-name="T33"> f </text:span></text:p><text:p text:style-name="P78"><text:span text:style-name="T33">0 1 2 3 4 5 </text:span></text:p></draw:caption></text:p>
      <text:p text:style-name="P66"/>
      <text:p text:style-name="P68">public sb delete (int start, int end);</text:p>
      <text:p text:style-name="P68"/>
      <text:p text:style-name="P55">StringBuffer sb=new SrtingBuffer(“<text:span text:style-name="T25">abncdef</text:span>”);</text:p>
      <text:p text:style-name="P68"><draw:caption text:anchor-type="paragraph" draw:z-index="178" draw:name="Shape131" draw:style-name="gr14" draw:text-style-name="P77" svg:width="5.845cm" svg:height="1.96cm" svg:x="8.708cm" svg:y="0.175cm" draw:caption-point-x="-3.46cm" draw:caption-point-y="3.923cm"><text:p>Sb sb=new SB(“abcdefghi”);</text:p><text:p>sb.setLength(4);</text:p><text:p>SOP(sb); // abcd</text:p></draw:caption>sb.delete(2,5); <text:tab/><text:tab/><text:tab/><text:tab/><text:tab/><text:tab/></text:p>
      <text:p text:style-name="P67">SOP(sb); //<text:span text:style-name="T26">abf</text:span></text:p>
      <text:p text:style-name="P67"/>
      <text:p text:style-name="P67"/>
      <text:p text:style-name="P68"><draw:caption text:anchor-type="paragraph" draw:z-index="179" draw:name="Shape132" draw:style-name="gr43" draw:text-style-name="P77" svg:width="6.328cm" svg:height="2.313cm" svg:x="8.137cm" svg:y="0.321cm" draw:caption-point-x="-1.478cm" draw:caption-point-y="2.667cm"><text:p>Sb sb=new SB();</text:p><text:p>SOP(sb.capacity()); <text:s text:c="7"/>//16</text:p><text:p>sb.ensureCapacity(1000);</text:p><text:p>SOP(sb.capacity()); <text:s text:c="7"/>//1000</text:p></draw:caption>public sb deleteCharAt (int index);</text:p>
      <text:p text:style-name="P68"><text:s/></text:p>
      <text:p text:style-name="P68">public sb reverse();</text:p>
      <text:p text:style-name="P68"/>
      <text:p text:style-name="P69">public void setLength(int lin);</text:p>
      <text:p text:style-name="P69"/>
      <text:p text:style-name="P70">public void ensureCapacity(int capacity); <text:s text:c="3"/>//to increase capacity of SB <text:span text:style-name="T27">dynamically.</text:span></text:p>
      <text:p text:style-name="P70"/>
      <text:p text:style-name="P71">Public void trimtoSize();</text:p>
      <text:p text:style-name="P71">Ex)</text:p>
      <text:p text:style-name="P71">SB sb=new SB(1000);</text:p>
      <text:p text:style-name="P71">sb.append(“abc”);</text:p>
      <text:p text:style-name="P71">SOP(sb.capacity()); <text:s text:c="4"/>//capacity 1000</text:p>
      <text:p text:style-name="P71">sb.trimToSize(); <text:s text:c="6"/>if i am not adding more elements sp 997 memory locations are wastage</text:p>
      <text:p text:style-name="P71"><text:tab/><text:tab/><text:tab/>So to deallocate this memory we use sb.trimToSize+();</text:p>
      <text:p text:style-name="P71">SOP(sb.capacity()); <text:s text:c="4"/>//3</text:p>
      <text:p text:style-name="P71"/>
      <text:p text:style-name="P71"/>
      <text:p text:style-name="P71"/>
      <text:p text:style-name="P71"><draw:caption text:anchor-type="paragraph" draw:z-index="180" draw:name="Shape133" draw:style-name="gr44" draw:text-style-name="P77" svg:width="7.122cm" svg:height="0.727cm" svg:x="7.585cm" svg:y="0.168cm" draw:caption-point-x="-2.403cm" draw:caption-point-y="2.534cm"><text:p>Javap <text:s text:c="5"/>java.lang.StringBuf fer</text:p></draw:caption></text:p>
      <text:p text:style-name="P72">String Builder </text:p>
      <text:p text:style-name="P72"/>
      <text:p text:style-name="P72">Problems with StringBuffer:</text:p>
      <text:p text:style-name="P72"><text:s text:c="2"/></text:p>
      <text:p text:style-name="P72">Every method is synchronized.</text:p>
      <text:p text:style-name="P72">At a time only one thread will acces the object at a time </text:p>
      <text:p text:style-name="P72">so for multithreaded environment StringBuffer can not used.</text:p>
      <text:p text:style-name="P72"><text:soft-page-break/>To overcome above problem java introduce StringBuilder in 1.5 version </text:p>
      <text:p text:style-name="P72"/>
      <text:p text:style-name="P72">Only 2 changes in StringBuilder</text:p>
      <text:p text:style-name="P72"><text:tab/><text:tab/><text:tab/><text:tab/>Str ingBuffer.java <text:s/>/<text:span text:style-name="T28">StringBuilder.java</text:span></text:p>
      <text:p text:style-name="P72"><draw:custom-shape text:anchor-type="paragraph" draw:z-index="181" draw:name="Shape134" draw:style-name="gr45" draw:text-style-name="P80" svg:width="6.924cm" svg:height="6.924cm" svg:x="4.454cm" svg:y="0.307cm"><text:p text:style-name="P76">Buffer -----------&gt; Builder</text:p><text:p text:style-name="P80"/><text:p text:style-name="P80"/><text:p text:style-name="P80"/><text:p text:style-name="P80"/><text:p text:style-name="P80"/><text:p text:style-name="P76">Synchronized</text:p><draw:enhanced-geometry svg:viewBox="0 0 21600 21600" draw:type="rectangle" draw:enhanced-path="M 0 0 L 21600 0 21600 21600 0 21600 0 0 Z N"/></draw:custom-shape><draw:line text:anchor-type="paragraph" draw:z-index="182" draw:name="Shape135" draw:style-name="gr6" draw:text-style-name="P76" svg:x1="7.188cm" svg:y1="4.807cm" svg:x2="8.975cm" svg:y2="5.666cm"><text:p/></draw:line><draw:line text:anchor-type="paragraph" draw:z-index="183" draw:name="Shape136" draw:style-name="gr6" draw:text-style-name="P76" svg:x1="8.422cm" svg:y1="4.807cm" svg:x2="8.202cm" svg:y2="4.983cm"><text:p/></draw:line><draw:line text:anchor-type="paragraph" draw:z-index="184" draw:name="Shape137" draw:style-name="gr6" draw:text-style-name="P76" svg:x1="8.069cm" svg:y1="5.071cm" svg:x2="7.078cm" svg:y2="5.777cm"><text:p/></draw:lin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So nonSynchronized version of <text:s text:c="3"/>StringBuffer is <text:s/>nothing but StringBuilder.</text:p>
      <text:p text:style-name="P73"><draw:line text:anchor-type="paragraph" draw:z-index="186" draw:name="Shape139" draw:style-name="gr6" draw:text-style-name="P76" svg:x1="8.049cm" svg:y1="0.323cm" svg:x2="8.093cm" svg:y2="7.576cm"><text:p/></draw:line></text:p>
      <text:p text:style-name="P73"><draw:line text:anchor-type="paragraph" draw:z-index="185" draw:name="Shape138" draw:style-name="gr6" draw:text-style-name="P76" svg:x1="0cm" svg:y1="0.827cm" svg:x2="16.625cm" svg:y2="0.674cm"><text:p/></draw:line><draw:custom-shape text:anchor-type="paragraph" draw:z-index="187" draw:name="Shape140" draw:style-name="gr46" draw:text-style-name="P76" svg:width="7.233cm" svg:height="0.994cm" svg:x="0.22cm" svg:y="1.224cm"><text:p text:style-name="P76">Methods Synchronized</text:p><draw:enhanced-geometry svg:viewBox="0 0 21600 21600" draw:type="rectangle" draw:enhanced-path="M 0 0 L 21600 0 21600 21600 0 21600 0 0 Z N"/></draw:custom-shape><draw:custom-shape text:anchor-type="paragraph" draw:z-index="188" draw:name="Shape140" draw:style-name="gr46" svg:width="7.233cm" svg:height="0.994cm" svg:x="8.687cm" svg:y="1.092cm"><text:p text:style-name="P76">Methods are not Synchronized</text:p><draw:enhanced-geometry svg:viewBox="0 0 21600 21600" draw:type="rectangle" draw:enhanced-path="M 0 0 L 21600 0 21600 21600 0 21600 0 0 Z N"/></draw:custom-shape><draw:custom-shape text:anchor-type="paragraph" draw:z-index="189" draw:name="Shape140" draw:style-name="gr46" draw:text-style-name="P76" svg:width="7.233cm" svg:height="0.994cm" svg:x="8.754cm" svg:y="2.746cm"><text:p text:style-name="P76">Non Thread Safe</text:p><draw:enhanced-geometry svg:viewBox="0 0 21600 21600" draw:type="rectangle" draw:enhanced-path="M 0 0 L 21600 0 21600 21600 0 21600 0 0 Z N"/></draw:custom-shape><draw:custom-shape text:anchor-type="paragraph" draw:z-index="190" draw:name="Shape140" draw:style-name="gr46" draw:text-style-name="P76" svg:width="7.233cm" svg:height="0.994cm" svg:x="0.155cm" svg:y="2.679cm"><text:p text:style-name="P76">Thread Safe</text:p><draw:enhanced-geometry svg:viewBox="0 0 21600 21600" draw:type="rectangle" draw:enhanced-path="M 0 0 L 21600 0 21600 21600 0 21600 0 0 Z N"/></draw:custom-shape><draw:custom-shape text:anchor-type="paragraph" draw:z-index="191" draw:name="Shape140" draw:style-name="gr46" draw:text-style-name="P76" svg:width="7.233cm" svg:height="0.994cm" svg:x="8.789cm" svg:y="4.267cm"><text:p text:style-name="P76">Performance is HIGH</text:p><draw:enhanced-geometry svg:viewBox="0 0 21600 21600" draw:type="rectangle" draw:enhanced-path="M 0 0 L 21600 0 21600 21600 0 21600 0 0 Z N"/></draw:custom-shape><draw:custom-shape text:anchor-type="paragraph" draw:z-index="192" draw:name="Shape140" draw:style-name="gr46" draw:text-style-name="P76" svg:width="7.233cm" svg:height="0.994cm" svg:x="0.155cm" svg:y="4.267cm"><text:p text:style-name="P76">Performance is LOW</text:p><draw:enhanced-geometry svg:viewBox="0 0 21600 21600" draw:type="rectangle" draw:enhanced-path="M 0 0 L 21600 0 21600 21600 0 21600 0 0 Z N"/></draw:custom-shape><draw:custom-shape text:anchor-type="paragraph" draw:z-index="193" draw:name="Shape140" draw:style-name="gr46" draw:text-style-name="P76" svg:width="7.233cm" svg:height="0.994cm" svg:x="0.088cm" svg:y="5.678cm"><text:p text:style-name="P76">Introduce in 1.0 version</text:p><draw:enhanced-geometry svg:viewBox="0 0 21600 21600" draw:type="rectangle" draw:enhanced-path="M 0 0 L 21600 0 21600 21600 0 21600 0 0 Z N"/></draw:custom-shape><draw:custom-shape text:anchor-type="paragraph" draw:z-index="194" draw:name="Shape140" draw:style-name="gr46" draw:text-style-name="P76" svg:width="7.233cm" svg:height="0.994cm" svg:x="8.731cm" svg:y="5.701cm"><text:p text:style-name="P76">Introduce in 1.5 version</text:p><draw:enhanced-geometry svg:viewBox="0 0 21600 21600" draw:type="rectangle" draw:enhanced-path="M 0 0 L 21600 0 21600 21600 0 21600 0 0 Z N"/></draw:custom-shape><text:tab/>SrtingBuffer<text:tab/><text:tab/><text:tab/><text:tab/><text:tab/><text:tab/>StringBuilder</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Q)String vs StringBuffer vs StringBuilder</text:p>
      <text:p text:style-name="P74"/>
      <text:p text:style-name="P74">A)String:</text:p>
      <text:p text:style-name="P74">content is fixed wont change frequently then go for String</text:p>
      <text:p text:style-name="P74">So same obj is reused and performance is improved</text:p>
      <text:p text:style-name="P74"/>
      <text:p text:style-name="P74">StringBuffer:</text:p>
      <text:p text:style-name="P74">Contends are keep on changing but thread safty is required tthen go for StringBuffer.</text:p>
      <text:p text:style-name="P74"/>
      <text:p text:style-name="P74">StringBuilder:</text:p>
      <text:p text:style-name="P74">Contends are keep on changing but thread safty is not required <text:s/>tthen go for StringBuffer.</text:p>
      <text:p text:style-name="P74"/>
      <text:p text:style-name="P74"/>
      <text:p text:style-name="P74"/>
      <text:p text:style-name="P74"><text:soft-page-break/>Q)String is thread safe or not?</text:p>
      <text:p text:style-name="P74">A)String is always Thread Safe. </text:p>
      <text:p text:style-name="P74">All wrapper class objects are thread safe.</text:p>
      <text:p text:style-name="P74">All immutable objects are bydefault thread safe</text:p>
      <text:p text:style-name="P74"/>
      <text:p text:style-name="P74"/>
      <text:p text:style-name="P74">Q Method chaining?</text:p>
      <text:p text:style-name="P74"/>
      <text:p text:style-name="P74"/>
      <text:p text:style-name="P75">Ex</text:p>
      <text:p text:style-name="P75">Sb sb=new SB();</text:p>
      <text:p text:style-name="P75">sb.append(“Durga”).append(“Solutions”).reverse().insert(2,xyz).delete(3,7);</text:p>
      <text:p text:style-name="P75">SOP(sb); <text:s text:c="14"/></text:p>
      <text:p text:style-name="P7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5T21:53:58.830934886</meta:creation-date>
    <dc:date>2019-04-06T20:57:28.775628078</dc:date>
    <meta:editing-duration>PT8H40M46S</meta:editing-duration>
    <meta:editing-cycles>42</meta:editing-cycles>
    <meta:generator>LibreOffice/6.0.6.2$Linux_X86_64 LibreOffice_project/00m0$Build-2</meta:generator>
    <meta:document-statistic meta:table-count="0" meta:image-count="0" meta:object-count="0" meta:page-count="12" meta:paragraph-count="301" meta:word-count="1035" meta:character-count="8757" meta:non-whitespace-character-count="6995"/>
  </office:meta>
</office:document-meta>
</file>